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24.00pt" fo:font-weight="bold" fo:font-family="Arial" style:font-family-asian="Arial" style:font-family-complex="Arial" fo:background-color="transparent" style:use-window-font-color="true"/>
    </style:style>
    <style:style style:name="T5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3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2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4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4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4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5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5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5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0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6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6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6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6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7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7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7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 text:display="none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9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6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9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9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0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2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10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10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0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08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1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2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6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2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2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38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4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4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0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2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5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58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1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4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6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6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7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7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7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8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8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8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5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9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197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0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1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3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6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0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08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09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12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3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214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 text:display="none"/>
    </style:style>
    <style:style style:name="T215" style:family="text">
      <style:text-properties fo:font-size="12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00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1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9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1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4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5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2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27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0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1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2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3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6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37" style:family="text">
      <style:text-properties fo:font-size="12.00pt" fo:font-weight="bold" fo:font-family="Arial" style:font-family-asian="Arial" style:font-family-complex="Arial" fo:background-color="transparent" fo:color="#000000"/>
    </style:style>
    <style:style style:name="T238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 text:display="none"/>
    </style:style>
    <style:style style:name="T239" style:family="text">
      <style:text-properties fo:font-size="12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2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0.50pt" fo:font-weight="bold" fo:font-family="'Times New Roman'" style:font-family-asian="'Times New Roman'" style:font-family-complex="'Times New Roman'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11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0.50pt" fo:font-weight="normal" fo:font-family="'Times New Roman'" style:font-family-asian="'Times New Roman'" style:font-family-complex="'Times New Roman'" fo:background-color="transparent" fo:color="#000000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0.50pt" fo:font-weight="normal" fo:font-family="'Times New Roman'" style:font-family-asian="'Times New Roman'" style:font-family-complex="'Times New Roman'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0.5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4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4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2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36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9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4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397" style:family="text">
      <style:text-properties fo:font-size="10.00pt" fo:font-weight="normal" fo:font-family="Arial" style:font-family-asian="Arial" style:font-family-complex="Arial" fo:background-color="#ff0000" style:use-window-font-color="true"/>
    </style:style>
    <style:style style:name="T398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399" style:family="text">
      <style:text-properties fo:font-size="10.00pt" fo:font-weight="bold" fo:font-family="Arial" style:font-family-asian="Arial" style:font-family-complex="Arial" fo:background-color="#ffff00" style:use-window-font-color="true"/>
    </style:style>
    <style:style style:name="T400" style:family="text">
      <style:text-properties fo:font-size="10.00pt" fo:font-weight="normal" fo:font-family="Arial" style:font-family-asian="Arial" style:font-family-complex="Arial" fo:background-color="#ffff00" style:use-window-font-color="true"/>
    </style:style>
    <style:style style:name="T401" style:family="text">
      <style:text-properties fo:font-size="10.00pt" fo:font-weight="normal" fo:font-family="Arial" style:font-family-asian="Arial" style:font-family-complex="Arial" fo:background-color="#ffff00" style:use-window-font-color="true" fo:font-style="italic"/>
    </style:style>
    <style:style style:name="T4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6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18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0" style:family="text">
      <style:text-properties fo:font-size="10.00pt" fo:font-weight="bold" fo:font-family="Arial" style:font-family-asian="Arial" style:font-family-complex="Arial" fo:background-color="transparent" style:use-window-font-color="true"/>
    </style:style>
    <style:style style:name="T4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2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0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7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3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0" style:family="text">
      <style:text-properties fo:font-size="9.00pt" fo:font-weight="bold" fo:font-family="Arial" style:font-family-asian="Arial" style:font-family-complex="Arial" fo:background-color="transparent" fo:color="#000000" fo:font-style="italic"/>
    </style:style>
    <style:style style:name="T4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3" style:family="text">
      <style:text-properties fo:font-size="9.00pt" fo:font-weight="bold" fo:font-family="Arial" style:font-family-asian="Arial" style:font-family-complex="Arial" fo:background-color="transparent" fo:color="#008000"/>
    </style:style>
    <style:style style:name="T444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T4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6" style:family="text">
      <style:text-properties fo:font-size="9.00pt" fo:font-weight="normal" fo:font-family="Wingdings" style:font-family-asian="Wingdings" style:font-family-complex="Wingdings" fo:background-color="transparent" fo:color="#008000"/>
    </style:style>
    <style:style style:name="T447" style:family="text">
      <style:text-properties fo:font-size="9.00pt" fo:font-weight="normal" fo:font-family="Arial" style:font-family-asian="Arial" style:font-family-complex="Arial" fo:background-color="transparent" fo:color="#008000"/>
    </style:style>
    <style:style style:name="P1" style:family="paragraph">
      <style:paragraph-properties fo:line-height="100.00%" fo:text-align="right" fo:margin-top="12.00pt" fo:margin-bottom="6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right" fo:margin-top="12.00pt" fo:margin-bottom="6.00pt"/>
    </style:style>
    <style:style style:name="P4" style:family="paragraph">
      <style:paragraph-properties fo:line-height="100.00%" fo:text-align="right"/>
    </style:style>
    <style:style style:name="P5" style:family="paragraph">
      <style:paragraph-properties fo:line-height="100.00%" fo:text-align="right" fo:margin-top="12.00pt" fo:margin-bottom="6.00pt"/>
    </style:style>
    <style:style style:name="P6" style:family="paragraph">
      <style:paragraph-properties fo:line-height="100.00%" fo:text-align="right" fo:margin-top="6.00pt"/>
    </style:style>
    <style:style style:name="P7" style:family="paragraph">
      <style:paragraph-properties fo:line-height="100.00%" fo:text-align="right"/>
    </style:style>
    <style:style style:name="P8" style:family="paragraph">
      <style:paragraph-properties fo:line-height="100.00%" fo:text-align="right" fo:margin-top="6.00pt"/>
    </style:style>
    <style:style style:name="P9" style:family="paragraph">
      <style:paragraph-properties fo:line-height="100.00%" fo:text-align="right" fo:margin-top="12.00pt" fo:margin-bottom="6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center" fo:margin-right="10.65pt" fo:margin-top="12.00pt" fo:margin-bottom="6.00pt"/>
    </style:style>
    <style:style style:name="P12" style:family="paragraph">
      <style:paragraph-properties fo:line-height="100.00%" fo:text-align="left" fo:margin-right="10.65pt"/>
    </style:style>
    <style:style style:name="P13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14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15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16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17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18" style:family="paragraph">
      <style:paragraph-properties fo:line-height="100.00%" fo:text-align="left" fo:margin-left="36.00pt" fo:text-indent="0.00pt" fo:margin-right="10.65pt">
        <style:tab-stops>
          <style:tab-stop style:position="445.85pt" style:type="right" style:leader-style="dotted"/>
        </style:tab-stops>
      </style:paragraph-properties>
    </style:style>
    <style:style style:name="P19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0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21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2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23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4" style:family="paragraph">
      <style:paragraph-properties fo:line-height="100.00%" fo:text-align="left" fo:margin-left="24.00pt" fo:text-indent="0.00pt" fo:margin-right="10.65pt">
        <style:tab-stops>
          <style:tab-stop style:position="457.85pt" style:type="right" style:leader-style="dotted"/>
        </style:tab-stops>
      </style:paragraph-properties>
    </style:style>
    <style:style style:name="P25" style:family="paragraph">
      <style:paragraph-properties fo:line-height="100.00%" fo:text-align="left" fo:margin-left="12.00pt" fo:text-indent="0.00pt" fo:margin-right="10.65pt" fo:margin-top="6.00pt">
        <style:tab-stops>
          <style:tab-stop style:position="469.85pt" style:type="right" style:leader-style="dotted"/>
        </style:tab-stops>
      </style:paragraph-properties>
    </style:style>
    <style:style style:name="P26" style:family="paragraph">
      <style:paragraph-properties fo:line-height="100.00%" fo:text-align="left" fo:margin-right="10.65pt" fo:margin-top="6.00pt">
        <style:tab-stops>
          <style:tab-stop style:position="481.85pt" style:type="right" style:leader-style="dotted"/>
        </style:tab-stops>
      </style:paragraph-properties>
    </style:style>
    <style:style style:name="P27" style:family="paragraph">
      <style:paragraph-properties fo:line-height="100.00%" fo:text-align="center" fo:margin-right="10.65pt" fo:margin-top="12.00pt" fo:margin-bottom="3.00pt">
        <style:tab-stops>
          <style:tab-stop style:position="24.00pt"/>
          <style:tab-stop style:position="470.80pt" style:type="right" style:leader-style="dotted"/>
        </style:tab-stops>
      </style:paragraph-properties>
    </style:style>
    <style:style style:name="P28" style:family="paragraph">
      <style:paragraph-properties fo:line-height="100.00%" fo:text-align="left" fo:margin-right="10.65pt"/>
    </style:style>
    <text:list-style style:name="L2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left" fo:margin-left="18.00pt" fo:text-indent="-18.00pt" fo:margin-right="10.65pt" fo:margin-top="12.00pt" fo:margin-bottom="3.00pt">
        <style:tab-stops>
          <style:tab-stop style:position="-32.70pt"/>
        </style:tab-stops>
      </style:paragraph-properties>
    </style:style>
    <style:style style:name="P30" style:family="paragraph">
      <style:paragraph-properties fo:line-height="100.00%" fo:text-align="left" fo:margin-right="10.65pt"/>
    </style:style>
    <text:list-style style:name="L31">
      <text:list-level-style-bullet text:level="1" text:bullet-char="•">
        <style:list-level-properties text:space-before="48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left" fo:margin-right="10.65pt">
        <style:tab-stops>
          <style:tab-stop style:position="838716.80pt"/>
        </style:tab-stops>
      </style:paragraph-properties>
    </style:style>
    <style:style style:name="P32" style:family="paragraph">
      <style:paragraph-properties fo:line-height="100.00%" fo:text-align="left" fo:margin-left="36.00pt" fo:text-indent="0.00pt" fo:margin-right="10.65pt"/>
    </style:style>
    <style:style style:name="P33" style:family="paragraph">
      <style:paragraph-properties fo:line-height="150.00%" fo:text-align="justify" fo:margin-left="53.85pt" fo:text-indent="0.00pt" fo:margin-right="10.65pt"/>
    </style:style>
    <style:style style:name="P34" style:family="paragraph">
      <style:paragraph-properties fo:line-height="150.00%" fo:text-align="left" fo:margin-left="53.85pt" fo:text-indent="0.00pt" fo:margin-right="10.65pt"/>
    </style:style>
    <style:style style:name="P35" style:family="paragraph">
      <style:paragraph-properties fo:line-height="100.00%" fo:text-align="left" fo:margin-left="36.00pt" fo:text-indent="0.00pt" fo:margin-right="10.65pt"/>
    </style:style>
    <text:list-style style:name="L36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left" fo:margin-left="-0.15pt" fo:text-indent="0.15pt" fo:margin-right="10.65pt" fo:margin-top="6.00pt">
        <style:tab-stops>
          <style:tab-stop style:position="838807.25pt"/>
        </style:tab-stops>
      </style:paragraph-properties>
    </style:style>
    <style:style style:name="P37" style:family="paragraph">
      <style:paragraph-properties fo:line-height="100.00%" fo:text-align="left" fo:margin-left="36.00pt" fo:text-indent="0.00pt" fo:margin-right="10.65pt"/>
    </style:style>
    <style:style style:name="P38" style:family="paragraph">
      <style:paragraph-properties fo:line-height="100.00%" fo:text-align="left" fo:margin-right="10.65pt"/>
    </style:style>
    <text:list-style style:name="L3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9" style:family="paragraph">
      <style:paragraph-properties fo:line-height="100.00%" fo:text-align="left" fo:margin-left="-18.00pt" fo:text-indent="18.00pt" fo:margin-right="10.65pt"/>
    </style:style>
    <style:style style:name="P40" style:family="paragraph">
      <style:paragraph-properties fo:line-height="100.00%" fo:text-align="left" fo:margin-left="36.00pt" fo:text-indent="0.00pt" fo:margin-right="10.65pt"/>
    </style:style>
    <text:list-style style:name="L41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1" style:family="paragraph">
      <style:paragraph-properties fo:line-height="100.00%" fo:text-align="left" fo:margin-left="-0.15pt" fo:text-indent="0.15pt" fo:margin-right="10.65pt" fo:margin-top="6.00pt">
        <style:tab-stops>
          <style:tab-stop style:position="838807.25pt"/>
        </style:tab-stops>
      </style:paragraph-properties>
    </style:style>
    <style:style style:name="P42" style:family="paragraph">
      <style:paragraph-properties fo:line-height="100.00%" fo:text-align="left" fo:margin-left="36.00pt" fo:text-indent="0.00pt" fo:margin-right="10.65pt"/>
    </style:style>
    <style:style style:name="P43" style:family="paragraph">
      <style:paragraph-properties fo:line-height="150.00%" fo:text-align="justify" fo:margin-left="53.85pt" fo:text-indent="0.00pt" fo:margin-right="10.65pt"/>
    </style:style>
    <style:style style:name="P44" style:family="paragraph">
      <style:paragraph-properties fo:line-height="100.00%" fo:text-align="left" fo:margin-left="36.00pt" fo:text-indent="0.00pt" fo:margin-right="10.65pt"/>
    </style:style>
    <text:list-style style:name="L45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5" style:family="paragraph">
      <style:paragraph-properties fo:line-height="100.00%" fo:text-align="left" fo:margin-left="-0.15pt" fo:text-indent="0.15pt" fo:margin-right="10.65pt" fo:margin-top="6.00pt">
        <style:tab-stops>
          <style:tab-stop style:position="838807.25pt"/>
        </style:tab-stops>
      </style:paragraph-properties>
    </style:style>
    <style:style style:name="P46" style:family="paragraph">
      <style:paragraph-properties fo:line-height="100.00%" fo:text-align="left" fo:margin-left="24.00pt" fo:text-indent="0.00pt" fo:margin-right="10.65pt"/>
    </style:style>
    <style:style style:name="P47" style:family="paragraph">
      <style:paragraph-properties fo:line-height="100.00%" fo:text-align="left" fo:margin-left="54.00pt" fo:text-indent="0.00pt" fo:margin-right="10.65pt"/>
    </style:style>
    <text:list-style style:name="L48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48" style:family="paragraph">
      <style:paragraph-properties fo:line-height="100.00%" fo:text-align="left" fo:margin-left="-0.15pt" fo:text-indent="0.15pt" fo:margin-right="10.65pt" fo:margin-top="6.00pt">
        <style:tab-stops>
          <style:tab-stop style:position="838807.25pt"/>
        </style:tab-stops>
      </style:paragraph-properties>
    </style:style>
    <style:style style:name="P49" style:family="paragraph">
      <style:paragraph-properties fo:line-height="100.00%" fo:text-align="left" fo:margin-left="36.00pt" fo:text-indent="0.00pt" fo:margin-right="10.65pt"/>
    </style:style>
    <style:style style:name="P50" style:family="paragraph">
      <style:paragraph-properties fo:line-height="150.00%" fo:text-align="justify" fo:margin-left="53.85pt" fo:text-indent="0.00pt" fo:margin-right="10.65pt"/>
    </style:style>
    <text:list-style style:name="L5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1" style:family="paragraph">
      <style:paragraph-properties fo:line-height="100.00%" fo:text-align="left" fo:margin-left="30.00pt" fo:text-indent="-30.00pt" fo:margin-right="10.65pt">
        <style:tab-stops>
          <style:tab-stop style:position="-54.00pt"/>
        </style:tab-stops>
      </style:paragraph-properties>
    </style:style>
    <style:style style:name="P52" style:family="paragraph">
      <style:paragraph-properties fo:line-height="100.00%" fo:text-align="left" fo:margin-left="36.00pt" fo:text-indent="0.00pt" fo:margin-right="10.65pt"/>
    </style:style>
    <style:style style:name="P53" style:family="paragraph">
      <style:paragraph-properties fo:line-height="150.00%" fo:text-align="justify" fo:margin-left="53.85pt" fo:text-indent="0.00pt" fo:margin-right="10.65pt"/>
    </style:style>
    <style:style style:name="P54" style:family="paragraph">
      <style:paragraph-properties fo:line-height="150.00%" fo:text-align="justify" fo:margin-left="36.00pt" fo:text-indent="0.00pt" fo:margin-right="10.65pt"/>
    </style:style>
    <text:list-style style:name="L5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55" style:family="paragraph">
      <style:paragraph-properties fo:line-height="100.00%" fo:text-align="left" fo:margin-left="6.00pt" fo:text-indent="-6.00pt" fo:margin-right="10.65pt" fo:margin-bottom="3.00pt"/>
    </style:style>
    <style:style style:name="P56" style:family="paragraph">
      <style:paragraph-properties fo:line-height="100.00%" fo:text-align="left" fo:margin-left="6.00pt" fo:text-indent="18.75pt" fo:margin-right="10.65pt" fo:margin-top="12.00pt" fo:margin-bottom="3.00pt">
        <style:tab-stops>
          <style:tab-stop style:position="0.00pt"/>
        </style:tab-stops>
      </style:paragraph-properties>
    </style:style>
    <style:style style:name="P57" style:family="paragraph">
      <style:paragraph-properties fo:line-height="100.00%" fo:text-align="left" fo:margin-left="36.00pt" fo:text-indent="0.00pt" fo:margin-right="10.65pt"/>
    </style:style>
    <style:style style:name="P58" style:family="paragraph">
      <style:paragraph-properties fo:line-height="100.00%" fo:text-align="justify" fo:margin-left="54.00pt" fo:text-indent="0.00pt" fo:margin-right="10.65pt">
        <style:tab-stops>
          <style:tab-stop style:position="54.00pt"/>
        </style:tab-stops>
      </style:paragraph-properties>
    </style:style>
    <style:style style:name="P59" style:family="paragraph">
      <style:paragraph-properties fo:line-height="100.00%" fo:text-align="justify" fo:margin-left="36.00pt" fo:text-indent="0.00pt" fo:margin-right="10.65pt" fo:margin-bottom="12.00pt"/>
    </style:style>
    <text:list-style style:name="L60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60" style:family="paragraph">
      <style:paragraph-properties fo:line-height="100.00%" fo:text-align="left" fo:margin-left="-6.00pt" fo:text-indent="6.00pt" fo:margin-right="10.65pt">
        <style:tab-stops>
          <style:tab-stop style:position="838758.80pt"/>
          <style:tab-stop style:position="838788.80pt"/>
        </style:tab-stops>
      </style:paragraph-properties>
    </style:style>
    <style:style style:name="P61" style:family="paragraph">
      <style:paragraph-properties fo:line-height="100.00%" fo:text-align="justify" fo:margin-left="36.00pt" fo:text-indent="0.00pt" fo:margin-right="10.65pt"/>
    </style:style>
    <style:style style:name="P62" style:family="paragraph">
      <style:paragraph-properties fo:line-height="100.00%" fo:text-align="justify" fo:margin-left="54.00pt" fo:text-indent="0.00pt" fo:margin-right="10.65pt"/>
    </style:style>
    <text:list-style style:name="L6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63" style:family="paragraph">
      <style:paragraph-properties fo:line-height="100.00%" fo:text-align="justify" fo:margin-left="-18.00pt" fo:text-indent="18.00pt" fo:margin-right="10.65pt"/>
    </style:style>
    <style:style style:name="P64" style:family="paragraph">
      <style:paragraph-properties fo:line-height="100.00%" fo:text-align="justify" fo:margin-left="36.00pt" fo:text-indent="0.00pt" fo:margin-right="10.65pt"/>
    </style:style>
    <style:style style:name="P65" style:family="paragraph">
      <style:paragraph-properties fo:line-height="100.00%" fo:text-align="justify" fo:margin-left="54.70pt" fo:text-indent="0.00pt" fo:margin-right="10.65pt"/>
    </style:style>
    <style:style style:name="P66" style:family="paragraph">
      <style:paragraph-properties fo:line-height="100.00%" fo:text-align="justify" fo:margin-left="54.70pt" fo:text-indent="0.00pt" fo:margin-right="10.65pt"/>
    </style:style>
    <style:style style:name="P67" style:family="paragraph">
      <style:paragraph-properties fo:line-height="150.00%" fo:text-align="justify" fo:margin-left="36.00pt" fo:text-indent="0.00pt" fo:margin-right="10.65pt"/>
    </style:style>
    <text:list-style style:name="L68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68" style:family="paragraph">
      <style:paragraph-properties fo:line-height="100.00%" fo:text-align="left" fo:margin-left="24.00pt" fo:text-indent="-24.00pt" fo:margin-right="10.65pt">
        <style:tab-stops>
          <style:tab-stop style:position="-60.00pt"/>
        </style:tab-stops>
      </style:paragraph-properties>
    </style:style>
    <style:style style:name="P69" style:family="paragraph">
      <style:paragraph-properties fo:line-height="100.00%" fo:text-align="left" fo:margin-left="36.00pt" fo:text-indent="0.00pt" fo:margin-right="10.65pt"/>
    </style:style>
    <style:style style:name="P70" style:family="paragraph">
      <style:paragraph-properties fo:line-height="100.00%" fo:text-align="justify" fo:margin-left="54.00pt" fo:text-indent="0.00pt" fo:margin-right="10.65pt" fo:margin-bottom="12.00pt"/>
    </style:style>
    <style:style style:name="P71" style:family="paragraph">
      <style:paragraph-properties fo:line-height="100.00%" fo:text-align="left" fo:margin-left="36.00pt" fo:text-indent="0.00pt" fo:margin-right="10.65pt"/>
    </style:style>
    <text:list-style style:name="L72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72" style:family="paragraph">
      <style:paragraph-properties fo:line-height="100.00%" fo:text-align="left" fo:margin-right="10.65pt">
        <style:tab-stops>
          <style:tab-stop style:position="838788.80pt"/>
          <style:tab-stop style:position="838800.80pt"/>
        </style:tab-stops>
      </style:paragraph-properties>
    </style:style>
    <style:style style:name="P73" style:family="paragraph">
      <style:paragraph-properties fo:line-height="100.00%" fo:text-align="left" fo:margin-left="36.00pt" fo:text-indent="0.00pt" fo:margin-right="10.65pt"/>
    </style:style>
    <style:style style:name="P74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54119.55pt" style:char="." style:type="char"/>
        </style:tab-stops>
      </style:paragraph-properties>
    </style:style>
    <style:style style:name="P75" style:family="paragraph">
      <style:paragraph-properties fo:line-height="100.00%" fo:text-align="center" fo:margin-right="10.65pt" fo:margin-top="6.00pt" fo:margin-bottom="6.00pt"/>
    </style:style>
    <style:style style:name="P76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54119.55pt" style:char="." style:type="char"/>
        </style:tab-stops>
      </style:paragraph-properties>
    </style:style>
    <style:style style:name="P77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78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79" style:family="paragraph">
      <style:paragraph-properties fo:line-height="150.00%" fo:text-align="left" fo:margin-left="0.00pt" fo:text-indent="14.20pt" fo:margin-right="10.65pt"/>
    </style:style>
    <text:list-style style:name="L80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0" style:family="paragraph">
      <style:paragraph-properties fo:line-height="150.00%" fo:text-align="left" fo:margin-left="17.50pt" fo:text-indent="-17.50pt" fo:margin-right="-29.50pt" fo:margin-top="6.00pt" fo:margin-bottom="6.00pt">
        <style:tab-stops>
          <style:tab-stop style:position="838764.20pt"/>
        </style:tab-stops>
      </style:paragraph-properties>
    </style:style>
    <style:style style:name="P81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82" style:family="paragraph">
      <style:paragraph-properties fo:line-height="150.00%" fo:text-align="left" fo:margin-left="14.20pt" fo:text-indent="0.00pt" fo:margin-right="10.65pt" fo:margin-top="6.00pt" fo:margin-bottom="6.00pt">
        <style:tab-stops>
          <style:tab-stop style:position="0.00pt"/>
        </style:tab-stops>
      </style:paragraph-properties>
    </style:style>
    <style:style style:name="P83" style:family="paragraph">
      <style:paragraph-properties fo:line-height="150.00%" fo:text-align="left" fo:margin-left="14.20pt" fo:text-indent="0.00pt" fo:margin-right="10.65pt">
        <style:tab-stops>
          <style:tab-stop style:position="0.00pt"/>
        </style:tab-stops>
      </style:paragraph-properties>
    </style:style>
    <text:list-style style:name="L84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4" style:family="paragraph">
      <style:paragraph-properties fo:line-height="150.00%" fo:text-align="left" fo:margin-left="23.25pt" fo:text-indent="-23.25pt" fo:margin-right="-29.50pt">
        <style:tab-stops>
          <style:tab-stop style:position="21.55pt"/>
          <style:tab-stop style:position="838774.60pt"/>
        </style:tab-stops>
      </style:paragraph-properties>
    </style:style>
    <style:style style:name="P85" style:family="paragraph">
      <style:paragraph-properties fo:line-height="150.00%" fo:text-align="left" fo:margin-left="30.35pt" fo:text-indent="-30.35pt" fo:margin-right="-22.40pt" fo:margin-top="6.00pt" fo:margin-bottom="6.00pt">
        <style:tab-stops>
          <style:tab-stop style:position="838747.80pt"/>
        </style:tab-stops>
      </style:paragraph-properties>
    </style:style>
    <style:style style:name="P86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87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88" style:family="paragraph">
      <style:paragraph-properties fo:line-height="150.00%" fo:text-align="left" fo:margin-left="0.00pt" fo:text-indent="14.20pt" fo:margin-right="10.65pt"/>
    </style:style>
    <text:list-style style:name="L89">
      <text:list-level-style-bullet text:level="1" text:bullet-char="•">
        <style:list-level-properties text:space-before="7.10pt" text:min-label-width="18.00pt"/>
        <style:text-properties fo:font-family="Symbol"/>
      </text:list-level-style-bullet>
    </text:list-style>
    <style:style style:name="P89" style:family="paragraph">
      <style:paragraph-properties fo:line-height="150.00%" fo:text-align="left" fo:margin-left="17.50pt" fo:text-indent="-17.50pt" fo:margin-right="-36.60pt" fo:margin-top="6.00pt" fo:margin-bottom="6.00pt">
        <style:tab-stops>
          <style:tab-stop style:position="251.30pt"/>
          <style:tab-stop style:position="336.50pt"/>
          <style:tab-stop style:position="838760.65pt"/>
        </style:tab-stops>
      </style:paragraph-properties>
    </style:style>
    <style:style style:name="P90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91" style:family="paragraph">
      <style:paragraph-properties fo:line-height="150.00%" fo:text-align="left" fo:margin-left="14.20pt" fo:text-indent="0.00pt" fo:margin-right="10.65pt" fo:margin-top="6.00pt" fo:margin-bottom="6.00pt"/>
    </style:style>
    <style:style style:name="P92" style:family="paragraph">
      <style:paragraph-properties fo:line-height="150.00%" fo:text-align="left" fo:margin-left="14.20pt" fo:text-indent="0.00pt" fo:margin-right="10.65pt"/>
    </style:style>
    <text:list-style style:name="L93">
      <text:list-level-style-bullet text:level="1" text:bullet-char="•">
        <style:list-level-properties text:space-before="5.30pt" text:min-label-width="18.00pt"/>
        <style:text-properties fo:font-family="Symbol"/>
      </text:list-level-style-bullet>
    </text:list-style>
    <style:style style:name="P93" style:family="paragraph">
      <style:paragraph-properties fo:line-height="150.00%" fo:text-align="left" fo:margin-left="1.55pt" fo:text-indent="-1.55pt" fo:margin-right="-29.50pt" fo:margin-top="6.00pt" fo:margin-bottom="6.00pt">
        <style:tab-stops>
          <style:tab-stop style:position="838783.80pt"/>
        </style:tab-stops>
      </style:paragraph-properties>
    </style:style>
    <style:style style:name="P94" style:family="paragraph">
      <style:paragraph-properties fo:line-height="150.00%" fo:text-align="left" fo:margin-left="1.55pt" fo:text-indent="-1.55pt" fo:margin-right="10.65pt" fo:margin-top="6.00pt" fo:margin-bottom="6.00pt">
        <style:tab-stops>
          <style:tab-stop style:position="838783.80pt"/>
        </style:tab-stops>
      </style:paragraph-properties>
    </style:style>
    <style:style style:name="P95" style:family="paragraph">
      <style:paragraph-properties fo:line-height="100.00%" fo:text-align="left" fo:margin-left="0.50pt" fo:text-indent="-0.50pt">
        <style:tab-stops>
          <style:tab-stop style:position="128.65pt"/>
          <style:tab-stop style:position="3404.80pt"/>
          <style:tab-stop style:position="421121.15pt" style:type="right"/>
        </style:tab-stops>
      </style:paragraph-properties>
    </style:style>
    <style:style style:name="P96" style:family="paragraph">
      <style:paragraph-properties fo:line-height="100.00%" fo:text-align="justify" fo:margin-left="53.85pt" fo:text-indent="0.00pt" fo:margin-right="10.65pt" fo:margin-top="6.00pt" fo:margin-bottom="12.00pt"/>
    </style:style>
    <text:list-style style:name="L97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97" style:family="paragraph">
      <style:paragraph-properties fo:line-height="100.00%" fo:text-align="left" fo:margin-right="10.65pt">
        <style:tab-stops>
          <style:tab-stop style:position="838146.65pt"/>
          <style:tab-stop style:position="838176.65pt"/>
        </style:tab-stops>
      </style:paragraph-properties>
    </style:style>
    <style:style style:name="P98" style:family="paragraph">
      <style:paragraph-properties fo:line-height="100.00%" fo:text-align="left" fo:margin-left="36.00pt" fo:text-indent="0.00pt" fo:margin-right="10.65pt"/>
    </style:style>
    <style:style style:name="P99" style:family="paragraph">
      <style:paragraph-properties fo:line-height="150.00%" fo:text-align="justify" fo:margin-left="54.00pt" fo:text-indent="0.00pt" fo:margin-right="10.65pt"/>
    </style:style>
    <text:list-style style:name="L100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100" style:family="paragraph">
      <style:paragraph-properties fo:line-height="100.00%" fo:text-align="left" fo:margin-right="10.65pt">
        <style:tab-stops>
          <style:tab-stop style:position="838146.65pt"/>
          <style:tab-stop style:position="838176.65pt"/>
        </style:tab-stops>
      </style:paragraph-properties>
    </style:style>
    <style:style style:name="P101" style:family="paragraph">
      <style:paragraph-properties fo:line-height="100.00%" fo:text-align="left" fo:margin-left="36.00pt" fo:text-indent="0.00pt" fo:margin-right="10.65pt"/>
    </style:style>
    <style:style style:name="P102" style:family="paragraph">
      <style:paragraph-properties fo:line-height="150.00%" fo:text-align="justify" fo:margin-left="54.00pt" fo:text-indent="0.00pt" fo:margin-right="10.65pt"/>
    </style:style>
    <text:list-style style:name="L10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03" style:family="paragraph">
      <style:paragraph-properties fo:line-height="100.00%" fo:text-align="left" fo:margin-right="10.65pt">
        <style:tab-stops>
          <style:tab-stop style:position="838650.05pt"/>
        </style:tab-stops>
      </style:paragraph-properties>
    </style:style>
    <style:style style:name="P104" style:family="paragraph">
      <style:paragraph-properties fo:line-height="100.00%" fo:text-align="left" fo:margin-left="36.00pt" fo:text-indent="0.00pt" fo:margin-right="10.65pt"/>
    </style:style>
    <text:list-style style:name="L105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05" style:family="paragraph">
      <style:paragraph-properties fo:line-height="100.00%" fo:text-align="left" fo:margin-right="10.65pt">
        <style:tab-stops>
          <style:tab-stop style:position="838500.05pt"/>
        </style:tab-stops>
      </style:paragraph-properties>
    </style:style>
    <style:style style:name="P106" style:family="paragraph">
      <style:paragraph-properties fo:line-height="150.00%" fo:text-align="left" fo:margin-left="36.00pt" fo:text-indent="0.00pt" fo:margin-right="10.65pt"/>
    </style:style>
    <text:list-style style:name="L107">
      <text:list-level-style-bullet text:level="1" text:bullet-char="•">
        <style:list-level-properties text:space-before="153.00pt" text:min-label-width="9.00pt"/>
        <style:text-properties fo:font-family="Symbol"/>
      </text:list-level-style-bullet>
    </text:list-style>
    <style:style style:name="P107" style:family="paragraph">
      <style:paragraph-properties fo:line-height="150.00%" fo:text-align="left" fo:margin-right="10.65pt" fo:margin-bottom="12.00pt">
        <style:tab-stops>
          <style:tab-stop style:position="838206.80pt"/>
        </style:tab-stops>
      </style:paragraph-properties>
    </style:style>
    <style:style style:name="P108" style:family="paragraph">
      <style:paragraph-properties fo:line-height="150.00%" fo:text-align="justify" fo:margin-left="-72.00pt" fo:text-indent="3.00pt" fo:margin-right="10.65pt">
        <style:tab-stops>
          <style:tab-stop style:position="838446.80pt"/>
        </style:tab-stops>
      </style:paragraph-properties>
    </style:style>
    <style:style style:name="P109" style:family="paragraph">
      <style:paragraph-properties fo:line-height="150.00%" fo:text-align="justify" fo:margin-left="108.00pt" fo:text-indent="-6.00pt" fo:margin-right="10.65pt" fo:margin-bottom="12.00pt"/>
    </style:style>
    <text:list-style style:name="L110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10" style:family="paragraph">
      <style:paragraph-properties fo:line-height="150.00%" fo:text-align="justify" fo:margin-left="-0.10pt" fo:text-indent="0.10pt" fo:margin-right="10.80pt"/>
    </style:style>
    <style:style style:name="P111" style:family="paragraph">
      <style:paragraph-properties fo:line-height="150.00%" fo:text-align="justify" fo:margin-left="120.10pt" fo:text-indent="0.00pt" fo:margin-right="10.80pt"/>
    </style:style>
    <style:style style:name="P112" style:family="paragraph">
      <style:paragraph-properties fo:line-height="150.00%" fo:text-align="justify" fo:margin-left="103.25pt" fo:text-indent="0.00pt" fo:margin-right="10.80pt"/>
    </style:style>
    <style:style style:name="P113" style:family="paragraph">
      <style:paragraph-properties fo:line-height="150.00%" fo:text-align="justify" fo:margin-left="120.10pt" fo:text-indent="0.00pt" fo:margin-right="10.80pt"/>
    </style:style>
    <text:list-style style:name="L114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14" style:family="paragraph">
      <style:paragraph-properties fo:line-height="150.00%" fo:text-align="justify" fo:margin-left="-0.10pt" fo:text-indent="0.10pt" fo:margin-right="10.80pt"/>
    </style:style>
    <style:style style:name="P115" style:family="paragraph">
      <style:paragraph-properties fo:line-height="150.00%" fo:text-align="justify" fo:margin-left="120.10pt" fo:text-indent="0.00pt" fo:margin-right="10.80pt"/>
    </style:style>
    <style:style style:name="P116" style:family="paragraph">
      <style:paragraph-properties fo:line-height="150.00%" fo:text-align="justify" fo:margin-left="108.00pt" fo:text-indent="-6.00pt" fo:margin-right="10.65pt" fo:margin-bottom="12.00pt"/>
    </style:style>
    <text:list-style style:name="L117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17" style:family="paragraph">
      <style:paragraph-properties fo:line-height="150.00%" fo:text-align="justify" fo:margin-left="6.00pt" fo:text-indent="-6.00pt" fo:margin-right="10.65pt">
        <style:tab-stops>
          <style:tab-stop style:position="838626.80pt"/>
        </style:tab-stops>
      </style:paragraph-properties>
    </style:style>
    <style:style style:name="P118" style:family="paragraph">
      <style:paragraph-properties fo:line-height="150.00%" fo:text-align="justify" fo:margin-left="108.00pt" fo:text-indent="0.00pt" fo:margin-right="10.65pt">
        <style:tab-stops>
          <style:tab-stop style:position="72.00pt"/>
        </style:tab-stops>
      </style:paragraph-properties>
    </style:style>
    <style:style style:name="P119" style:family="paragraph">
      <style:paragraph-properties fo:line-height="150.00%" fo:text-align="justify" fo:margin-left="108.00pt" fo:text-indent="-6.00pt" fo:margin-right="10.65pt">
        <style:tab-stops>
          <style:tab-stop style:position="72.00pt"/>
        </style:tab-stops>
      </style:paragraph-properties>
    </style:style>
    <text:list-style style:name="L120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20" style:family="paragraph">
      <style:paragraph-properties fo:line-height="150.00%" fo:text-align="justify" fo:margin-left="6.00pt" fo:text-indent="-6.00pt" fo:margin-right="10.65pt">
        <style:tab-stops>
          <style:tab-stop style:position="838626.80pt"/>
        </style:tab-stops>
      </style:paragraph-properties>
    </style:style>
    <style:style style:name="P121" style:family="paragraph">
      <style:paragraph-properties fo:line-height="150.00%" fo:text-align="justify" fo:margin-left="108.00pt" fo:text-indent="-6.00pt" fo:margin-right="10.65pt"/>
    </style:style>
    <text:list-style style:name="L122">
      <text:list-level-style-bullet text:level="1" text:bullet-char="•">
        <style:list-level-properties text:space-before="153.00pt" text:min-label-width="9.00pt"/>
        <style:text-properties fo:font-family="Symbol"/>
      </text:list-level-style-bullet>
    </text:list-style>
    <style:style style:name="P122" style:family="paragraph">
      <style:paragraph-properties fo:line-height="150.00%" fo:text-align="left" fo:margin-right="10.65pt" fo:margin-bottom="12.00pt">
        <style:tab-stops>
          <style:tab-stop style:position="838206.80pt"/>
        </style:tab-stops>
      </style:paragraph-properties>
    </style:style>
    <style:style style:name="P123" style:family="paragraph">
      <style:paragraph-properties fo:line-height="150.00%" fo:text-align="justify" fo:margin-left="-72.00pt" fo:text-indent="3.00pt" fo:margin-right="10.65pt">
        <style:tab-stops>
          <style:tab-stop style:position="838446.80pt"/>
        </style:tab-stops>
      </style:paragraph-properties>
    </style:style>
    <style:style style:name="P124" style:family="paragraph">
      <style:paragraph-properties fo:line-height="150.00%" fo:text-align="justify" fo:margin-left="108.00pt" fo:text-indent="-6.00pt" fo:margin-right="10.65pt" fo:margin-bottom="12.00pt"/>
    </style:style>
    <text:list-style style:name="L125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25" style:family="paragraph">
      <style:paragraph-properties fo:line-height="150.00%" fo:text-align="justify" fo:margin-left="-0.10pt" fo:text-indent="0.10pt" fo:margin-right="10.80pt"/>
    </style:style>
    <text:list-style style:name="L126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26" style:family="paragraph">
      <style:paragraph-properties fo:line-height="150.00%" fo:text-align="justify" fo:margin-left="-0.10pt" fo:text-indent="0.10pt" fo:margin-right="10.80pt"/>
    </style:style>
    <style:style style:name="P127" style:family="paragraph">
      <style:paragraph-properties fo:line-height="150.00%" fo:text-align="justify" fo:margin-left="120.10pt" fo:text-indent="0.00pt" fo:margin-right="10.80pt"/>
    </style:style>
    <text:list-style style:name="L128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28" style:family="paragraph">
      <style:paragraph-properties fo:line-height="150.00%" fo:text-align="justify" fo:margin-left="-0.10pt" fo:text-indent="0.10pt" fo:margin-right="10.80pt"/>
    </style:style>
    <text:list-style style:name="L129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29" style:family="paragraph">
      <style:paragraph-properties fo:line-height="150.00%" fo:text-align="justify" fo:margin-left="-0.10pt" fo:text-indent="0.10pt" fo:margin-right="10.80pt"/>
    </style:style>
    <style:style style:name="P130" style:family="paragraph">
      <style:paragraph-properties fo:line-height="150.00%" fo:text-align="justify" fo:margin-left="120.10pt" fo:text-indent="0.00pt" fo:margin-right="10.80pt"/>
    </style:style>
    <text:list-style style:name="L131">
      <text:list-level-style-bullet text:level="1" text:bullet-char="•">
        <style:list-level-properties text:space-before="120.10pt" text:min-label-width="18.00pt"/>
        <style:text-properties fo:font-family="Symbol"/>
      </text:list-level-style-bullet>
    </text:list-style>
    <style:style style:name="P131" style:family="paragraph">
      <style:paragraph-properties fo:line-height="150.00%" fo:text-align="justify" fo:margin-left="-0.10pt" fo:text-indent="0.10pt" fo:margin-right="10.80pt"/>
    </style:style>
    <text:list-style style:name="L132">
      <text:list-level-style-number text:level="1" style:num-suffix="." style:num-format="1">
        <style:list-level-properties text:space-before="120.10pt" text:min-label-width="18.00pt"/>
      </text:list-level-style-number>
    </text:list-style>
    <style:style style:name="P132" style:family="paragraph">
      <style:paragraph-properties fo:line-height="150.00%" fo:text-align="justify" fo:margin-left="-0.10pt" fo:text-indent="0.10pt" fo:margin-right="10.80pt"/>
    </style:style>
    <style:style style:name="P133" style:family="paragraph">
      <style:paragraph-properties fo:line-height="150.00%" fo:text-align="justify" fo:margin-left="120.10pt" fo:text-indent="0.00pt" fo:margin-right="10.80pt"/>
    </style:style>
    <style:style style:name="P134" style:family="paragraph">
      <style:paragraph-properties fo:line-height="150.00%" fo:text-align="justify" fo:margin-left="108.00pt" fo:text-indent="-6.00pt" fo:margin-right="10.65pt" fo:margin-bottom="12.00pt"/>
    </style:style>
    <text:list-style style:name="L135">
      <text:list-level-style-bullet text:level="1" text:bullet-char="•">
        <style:list-level-properties text:space-before="120.00pt" text:min-label-width="18.00pt"/>
        <style:text-properties fo:font-family="Symbol"/>
      </text:list-level-style-bullet>
    </text:list-style>
    <style:style style:name="P135" style:family="paragraph">
      <style:paragraph-properties fo:line-height="150.00%" fo:text-align="justify" fo:margin-right="10.65pt" fo:margin-bottom="12.00pt"/>
    </style:style>
    <style:style style:name="P136" style:family="paragraph">
      <style:paragraph-properties fo:line-height="150.00%" fo:text-align="justify" fo:margin-left="108.00pt" fo:text-indent="-6.00pt" fo:margin-right="10.65pt" fo:margin-bottom="12.00pt"/>
    </style:style>
    <text:list-style style:name="L137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37" style:family="paragraph">
      <style:paragraph-properties fo:line-height="150.00%" fo:text-align="justify" fo:margin-left="6.00pt" fo:text-indent="-6.00pt" fo:margin-right="10.65pt">
        <style:tab-stops>
          <style:tab-stop style:position="838626.80pt"/>
        </style:tab-stops>
      </style:paragraph-properties>
    </style:style>
    <style:style style:name="P138" style:family="paragraph">
      <style:paragraph-properties fo:line-height="150.00%" fo:text-align="justify" fo:margin-left="108.00pt" fo:text-indent="0.00pt" fo:margin-right="10.65pt">
        <style:tab-stops>
          <style:tab-stop style:position="72.00pt"/>
        </style:tab-stops>
      </style:paragraph-properties>
    </style:style>
    <style:style style:name="P139" style:family="paragraph">
      <style:paragraph-properties fo:line-height="150.00%" fo:text-align="justify" fo:margin-left="108.00pt" fo:text-indent="-6.00pt" fo:margin-right="10.65pt">
        <style:tab-stops>
          <style:tab-stop style:position="72.00pt"/>
        </style:tab-stops>
      </style:paragraph-properties>
    </style:style>
    <text:list-style style:name="L140">
      <text:list-level-style-bullet text:level="1" text:bullet-char="•">
        <style:list-level-properties text:space-before="84.00pt" text:min-label-width="18.00pt"/>
        <style:text-properties fo:font-family="Symbol"/>
      </text:list-level-style-bullet>
    </text:list-style>
    <style:style style:name="P140" style:family="paragraph">
      <style:paragraph-properties fo:line-height="150.00%" fo:text-align="justify" fo:margin-left="6.00pt" fo:text-indent="-6.00pt" fo:margin-right="10.65pt">
        <style:tab-stops>
          <style:tab-stop style:position="838626.80pt"/>
        </style:tab-stops>
      </style:paragraph-properties>
    </style:style>
    <style:style style:name="P141" style:family="paragraph">
      <style:paragraph-properties fo:line-height="150.00%" fo:text-align="justify" fo:margin-left="108.00pt" fo:text-indent="-6.00pt" fo:margin-right="10.65pt"/>
    </style:style>
    <style:style style:name="P142" style:family="paragraph">
      <style:paragraph-properties fo:line-height="100.00%" fo:text-align="left" fo:margin-left="54.00pt" fo:text-indent="0.00pt" fo:margin-right="10.65pt"/>
    </style:style>
    <style:style style:name="P143" style:family="paragraph">
      <style:paragraph-properties fo:line-height="100.00%" fo:text-align="left" fo:margin-left="36.00pt" fo:text-indent="0.00pt" fo:margin-right="10.65pt"/>
    </style:style>
    <text:list-style style:name="L144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44" style:family="paragraph">
      <style:paragraph-properties fo:line-height="100.00%" fo:text-align="left" fo:margin-right="10.65pt">
        <style:tab-stops>
          <style:tab-stop style:position="838500.05pt"/>
        </style:tab-stops>
      </style:paragraph-properties>
    </style:style>
    <style:style style:name="P145" style:family="paragraph">
      <style:paragraph-properties fo:line-height="150.00%" fo:text-align="justify" fo:margin-left="54.00pt" fo:text-indent="0.00pt" fo:margin-right="10.65pt"/>
    </style:style>
    <style:style style:name="P146" style:family="paragraph">
      <style:paragraph-properties fo:line-height="100.00%" fo:text-align="left" fo:margin-left="36.00pt" fo:text-indent="0.00pt" fo:margin-right="10.65pt"/>
    </style:style>
    <text:list-style style:name="L147">
      <text:list-level-style-bullet text:level="1" text:bullet-char="•">
        <style:list-level-properties text:space-before="117.00pt" text:min-label-width="9.00pt"/>
        <style:text-properties fo:font-family="Symbol"/>
      </text:list-level-style-bullet>
    </text:list-style>
    <style:style style:name="P147" style:family="paragraph">
      <style:paragraph-properties fo:line-height="100.00%" fo:text-align="left" fo:margin-right="10.65pt">
        <style:tab-stops>
          <style:tab-stop style:position="838320.80pt"/>
        </style:tab-stops>
      </style:paragraph-properties>
    </style:style>
    <style:style style:name="P148" style:family="paragraph">
      <style:paragraph-properties fo:line-height="100.00%" fo:text-align="left" fo:margin-left="36.00pt" fo:text-indent="0.00pt" fo:margin-right="10.65pt"/>
    </style:style>
    <style:style style:name="P149" style:family="paragraph">
      <style:paragraph-properties fo:line-height="150.00%" fo:text-align="justify" fo:margin-left="54.00pt" fo:text-indent="0.00pt" fo:margin-right="10.65pt"/>
    </style:style>
    <text:list-style style:name="L150">
      <text:list-level-style-bullet text:level="1" text:bullet-char="•">
        <style:list-level-properties text:space-before="117.00pt" text:min-label-width="9.00pt"/>
        <style:text-properties fo:font-family="Symbol"/>
      </text:list-level-style-bullet>
    </text:list-style>
    <style:style style:name="P150" style:family="paragraph">
      <style:paragraph-properties fo:line-height="100.00%" fo:text-align="left" fo:margin-right="10.65pt">
        <style:tab-stops>
          <style:tab-stop style:position="838320.80pt"/>
        </style:tab-stops>
      </style:paragraph-properties>
    </style:style>
    <style:style style:name="P151" style:family="paragraph">
      <style:paragraph-properties fo:line-height="100.00%" fo:text-align="left" fo:margin-left="36.00pt" fo:text-indent="0.00pt" fo:margin-right="10.65pt"/>
    </style:style>
    <style:style style:name="P152" style:family="paragraph">
      <style:paragraph-properties fo:line-height="150.00%" fo:text-align="justify" fo:margin-left="54.00pt" fo:text-indent="0.00pt" fo:margin-right="10.65pt"/>
    </style:style>
    <style:style style:name="P153" style:family="paragraph">
      <style:paragraph-properties fo:line-height="150.00%" fo:text-align="left" fo:margin-left="36.00pt" fo:text-indent="0.00pt" fo:margin-right="10.65pt"/>
    </style:style>
    <text:list-style style:name="L154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4" style:family="paragraph">
      <style:paragraph-properties fo:line-height="100.00%" fo:text-align="left" fo:margin-right="10.65pt">
        <style:tab-stops>
          <style:tab-stop style:position="838500.05pt"/>
        </style:tab-stops>
      </style:paragraph-properties>
    </style:style>
    <style:style style:name="P155" style:family="paragraph">
      <style:paragraph-properties fo:line-height="100.00%" fo:text-align="left" fo:margin-left="36.00pt" fo:text-indent="0.00pt" fo:margin-right="10.65pt"/>
    </style:style>
    <style:style style:name="P156" style:family="paragraph">
      <style:paragraph-properties fo:line-height="150.00%" fo:text-align="justify" fo:margin-left="54.00pt" fo:text-indent="0.00pt" fo:margin-right="10.65pt"/>
    </style:style>
    <text:list-style style:name="L157">
      <text:list-level-style-bullet text:level="1" text:bullet-char="•">
        <style:list-level-properties text:space-before="72.00pt" text:min-label-width="18.00pt"/>
        <style:text-properties fo:font-family="Symbol"/>
      </text:list-level-style-bullet>
    </text:list-style>
    <style:style style:name="P157" style:family="paragraph">
      <style:paragraph-properties fo:line-height="100.00%" fo:text-align="left" fo:margin-right="10.65pt">
        <style:tab-stops>
          <style:tab-stop style:position="838500.05pt"/>
        </style:tab-stops>
      </style:paragraph-properties>
    </style:style>
    <style:style style:name="P158" style:family="paragraph">
      <style:paragraph-properties fo:line-height="100.00%" fo:text-align="justify" fo:margin-left="53.85pt" fo:text-indent="0.00pt" fo:margin-right="10.65pt"/>
    </style:style>
    <style:style style:name="P159" style:family="paragraph">
      <style:paragraph-properties fo:line-height="150.00%" fo:text-align="justify" fo:margin-left="54.00pt" fo:text-indent="0.00pt" fo:margin-right="10.65pt"/>
    </style:style>
    <text:list-style style:name="L16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160" style:family="paragraph">
      <style:paragraph-properties fo:line-height="150.00%" fo:text-align="justify" fo:margin-left="-59.40pt" fo:text-indent="59.40pt" fo:margin-right="10.65pt"/>
    </style:style>
    <style:style style:name="P161" style:family="paragraph">
      <style:paragraph-properties fo:line-height="100.00%" fo:text-align="left" fo:margin-left="18.00pt" fo:text-indent="0.00pt" fo:margin-right="10.65pt">
        <style:tab-stops>
          <style:tab-stop style:position="838554.05pt"/>
        </style:tab-stops>
      </style:paragraph-properties>
    </style:style>
    <style:style style:name="P162" style:family="paragraph">
      <style:paragraph-properties fo:line-height="150.00%" fo:text-align="left" fo:margin-left="36.00pt" fo:text-indent="0.00pt" fo:margin-right="10.65pt"/>
    </style:style>
    <style:style style:name="P163" style:family="paragraph">
      <style:paragraph-properties fo:line-height="150.00%" fo:text-align="justify" fo:margin-left="54.00pt" fo:text-indent="0.00pt" fo:margin-right="10.65pt"/>
    </style:style>
    <style:style style:name="P164" style:family="paragraph">
      <style:paragraph-properties fo:line-height="150.00%" fo:text-align="left" fo:margin-left="36.00pt" fo:text-indent="0.00pt" fo:margin-right="10.65pt"/>
    </style:style>
    <text:list-style style:name="L165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65" style:family="paragraph">
      <style:paragraph-properties fo:line-height="100.00%" fo:text-align="left" fo:margin-left="-6.00pt" fo:text-indent="6.00pt" fo:margin-right="10.65pt">
        <style:tab-stops>
          <style:tab-stop style:position="838788.80pt"/>
        </style:tab-stops>
      </style:paragraph-properties>
    </style:style>
    <style:style style:name="P166" style:family="paragraph">
      <style:paragraph-properties fo:line-height="150.00%" fo:text-align="left" fo:margin-left="36.00pt" fo:text-indent="0.00pt" fo:margin-right="10.65pt"/>
    </style:style>
    <style:style style:name="P167" style:family="paragraph">
      <style:paragraph-properties fo:line-height="150.00%" fo:text-align="center" fo:margin-left="54.00pt" fo:text-indent="0.00pt" fo:margin-right="10.65pt"/>
    </style:style>
    <style:style style:name="P168" style:family="paragraph">
      <style:paragraph-properties fo:line-height="150.00%" fo:text-align="left" fo:margin-left="36.00pt" fo:text-indent="0.00pt" fo:margin-right="10.65pt"/>
    </style:style>
    <text:list-style style:name="L169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69" style:family="paragraph">
      <style:paragraph-properties fo:line-height="100.00%" fo:text-align="left" fo:margin-left="-6.00pt" fo:text-indent="6.00pt" fo:margin-right="10.65pt">
        <style:tab-stops>
          <style:tab-stop style:position="838788.80pt"/>
        </style:tab-stops>
      </style:paragraph-properties>
    </style:style>
    <style:style style:name="P170" style:family="paragraph">
      <style:paragraph-properties fo:line-height="150.00%" fo:text-align="left" fo:margin-left="36.00pt" fo:text-indent="0.00pt" fo:margin-right="10.65pt"/>
    </style:style>
    <style:style style:name="P171" style:family="paragraph">
      <style:paragraph-properties fo:line-height="150.00%" fo:text-align="justify" fo:margin-left="54.00pt" fo:text-indent="0.00pt" fo:margin-right="10.65pt"/>
    </style:style>
    <style:style style:name="P172" style:family="paragraph">
      <style:paragraph-properties fo:line-height="150.00%" fo:text-align="left" fo:margin-left="36.00pt" fo:text-indent="0.00pt" fo:margin-right="10.65pt"/>
    </style:style>
    <text:list-style style:name="L173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73" style:family="paragraph">
      <style:paragraph-properties fo:line-height="100.00%" fo:text-align="left" fo:margin-left="-6.00pt" fo:text-indent="6.00pt" fo:margin-right="10.65pt">
        <style:tab-stops>
          <style:tab-stop style:position="838788.80pt"/>
        </style:tab-stops>
      </style:paragraph-properties>
    </style:style>
    <style:style style:name="P174" style:family="paragraph">
      <style:paragraph-properties fo:line-height="150.00%" fo:text-align="left" fo:margin-left="36.00pt" fo:text-indent="0.00pt" fo:margin-right="10.65pt"/>
    </style:style>
    <style:style style:name="P175" style:family="paragraph">
      <style:paragraph-properties fo:line-height="150.00%" fo:text-align="justify" fo:margin-left="54.00pt" fo:text-indent="0.00pt" fo:margin-right="10.65pt"/>
    </style:style>
    <style:style style:name="P176" style:family="paragraph">
      <style:paragraph-properties fo:line-height="150.00%" fo:text-align="left" fo:margin-right="10.65pt" fo:margin-top="6.00pt">
        <style:tab-stops>
          <style:tab-stop style:position="54.00pt"/>
        </style:tab-stops>
      </style:paragraph-properties>
    </style:style>
    <style:style style:name="P177" style:family="paragraph">
      <style:paragraph-properties fo:line-height="150.00%" fo:text-align="left" fo:margin-left="54.00pt" fo:text-indent="0.00pt" fo:margin-right="10.65pt"/>
    </style:style>
    <style:style style:name="P178" style:family="paragraph">
      <style:paragraph-properties fo:line-height="100.00%" fo:text-align="left" fo:margin-left="36.00pt" fo:text-indent="0.00pt" fo:margin-right="10.65pt"/>
    </style:style>
    <text:list-style style:name="L17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79" style:family="paragraph">
      <style:paragraph-properties fo:line-height="100.00%" fo:text-align="left" fo:margin-left="17.15pt" fo:text-indent="-17.15pt" fo:margin-right="10.65pt" fo:margin-top="6.00pt">
        <style:tab-stops>
          <style:tab-stop style:position="-30.00pt"/>
        </style:tab-stops>
      </style:paragraph-properties>
    </style:style>
    <style:style style:name="P180" style:family="paragraph">
      <style:paragraph-properties fo:line-height="100.00%" fo:text-align="left" fo:margin-left="24.00pt" fo:text-indent="0.00pt" fo:margin-right="10.65pt"/>
    </style:style>
    <style:style style:name="P181" style:family="paragraph">
      <style:paragraph-properties fo:line-height="100.00%" fo:text-align="left" fo:margin-left="24.00pt" fo:text-indent="0.00pt" fo:margin-right="10.65pt"/>
    </style:style>
    <text:list-style style:name="L182">
      <text:list-level-style-bullet text:level="1" text:bullet-char="•">
        <style:list-level-properties text:space-before="24.00pt" text:min-label-width="18.00pt"/>
        <style:text-properties fo:font-family="Symbol"/>
      </text:list-level-style-bullet>
    </text:list-style>
    <style:style style:name="P182" style:family="paragraph">
      <style:paragraph-properties fo:line-height="150.00%" fo:text-align="left" fo:margin-left="-29.40pt" fo:text-indent="29.40pt" fo:margin-right="10.65pt"/>
    </style:style>
    <style:style style:name="P183" style:family="paragraph">
      <style:paragraph-properties fo:line-height="100.00%" fo:text-align="left" fo:margin-right="10.65pt"/>
    </style:style>
    <style:style style:name="P184" style:family="paragraph">
      <style:paragraph-properties fo:line-height="100.00%" fo:text-align="left" fo:margin-left="24.00pt" fo:text-indent="0.00pt" fo:margin-right="10.65pt"/>
    </style:style>
    <style:style style:name="P185" style:family="paragraph">
      <style:paragraph-properties fo:line-height="100.00%" fo:text-align="left" fo:margin-right="10.65pt"/>
    </style:style>
    <text:list-style style:name="L186">
      <text:list-level-style-bullet text:level="1" text:bullet-char="•">
        <style:list-level-properties text:space-before="23.80pt" text:min-label-width="18.00pt"/>
        <style:text-properties fo:font-family="Symbol"/>
      </text:list-level-style-bullet>
    </text:list-style>
    <style:style style:name="P186" style:family="paragraph">
      <style:paragraph-properties fo:line-height="150.00%" fo:text-align="left" fo:margin-left="-29.35pt" fo:text-indent="29.35pt" fo:margin-right="10.65pt"/>
    </style:style>
    <style:style style:name="P187" style:family="paragraph">
      <style:paragraph-properties fo:line-height="100.00%" fo:text-align="left" fo:margin-right="10.65pt"/>
    </style:style>
    <style:style style:name="P188" style:family="paragraph">
      <style:paragraph-properties fo:line-height="100.00%" fo:text-align="left" fo:margin-left="12.60pt" fo:text-indent="0.00pt" fo:margin-right="10.65pt"/>
    </style:style>
    <style:style style:name="P189" style:family="paragraph">
      <style:paragraph-properties fo:line-height="100.00%" fo:text-align="left" fo:margin-right="10.65pt"/>
    </style:style>
    <text:list-style style:name="L19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0" style:family="paragraph">
      <style:paragraph-properties fo:line-height="100.00%" fo:text-align="left" fo:margin-left="17.15pt" fo:text-indent="-17.15pt" fo:margin-right="10.65pt" fo:margin-top="6.00pt">
        <style:tab-stops>
          <style:tab-stop style:position="-30.00pt"/>
        </style:tab-stops>
      </style:paragraph-properties>
    </style:style>
    <style:style style:name="P191" style:family="paragraph">
      <style:paragraph-properties fo:line-height="100.00%" fo:text-align="left" fo:margin-right="10.65pt"/>
    </style:style>
    <style:style style:name="P192" style:family="paragraph">
      <style:paragraph-properties fo:line-height="150.00%" fo:text-align="justify" fo:margin-left="17.85pt" fo:text-indent="18.15pt" fo:margin-right="10.65pt" fo:margin-top="12.00pt" fo:margin-bottom="6.00pt"/>
    </style:style>
    <style:style style:name="P193" style:family="paragraph">
      <style:paragraph-properties fo:line-height="100.00%" fo:text-align="justify" fo:margin-left="0.00pt" fo:text-indent="21.25pt" fo:margin-right="10.65pt" fo:margin-top="6.00pt"/>
    </style:style>
    <style:style style:name="P194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5" style:family="paragraph">
      <style:paragraph-properties fo:line-height="100.00%" fo:text-align="left" fo:margin-right="10.65pt" fo:margin-top="3.00pt" fo:margin-bottom="3.00pt"/>
    </style:style>
    <style:style style:name="P196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7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198" style:family="paragraph">
      <style:paragraph-properties fo:line-height="100.00%" fo:text-align="center" fo:margin-right="10.65pt" fo:margin-top="3.00pt" fo:margin-bottom="3.00pt"/>
    </style:style>
    <style:style style:name="P199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0" style:family="paragraph">
      <style:paragraph-properties fo:line-height="100.00%" fo:text-align="justify" fo:margin-left="0.00pt" fo:text-indent="21.25pt" fo:margin-right="10.65pt" fo:margin-top="6.00pt"/>
    </style:style>
    <style:style style:name="P201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2" style:family="paragraph">
      <style:paragraph-properties fo:line-height="100.00%" fo:text-align="left" fo:margin-right="10.65pt" fo:margin-top="3.00pt" fo:margin-bottom="3.00pt"/>
    </style:style>
    <style:style style:name="P203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4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5" style:family="paragraph">
      <style:paragraph-properties fo:line-height="100.00%" fo:text-align="center" fo:margin-right="10.65pt" fo:margin-top="3.00pt" fo:margin-bottom="3.00pt"/>
    </style:style>
    <style:style style:name="P206" style:family="paragraph">
      <style:paragraph-properties fo:line-height="100.00%" fo:text-align="left" fo:margin-left="3.50pt" fo:text-indent="-3.50pt">
        <style:tab-stops>
          <style:tab-stop style:position="212.50pt"/>
          <style:tab-stop style:position="3286.15pt" style:type="center"/>
        </style:tab-stops>
      </style:paragraph-properties>
    </style:style>
    <style:style style:name="P207" style:family="paragraph">
      <style:paragraph-properties fo:line-height="100.00%" fo:text-align="left" fo:margin-right="10.65pt"/>
    </style:style>
    <text:list-style style:name="L208">
      <text:list-level-style-bullet text:level="1" text:bullet-char="•">
        <style:list-level-properties text:space-before="17.85pt" text:min-label-width="18.00pt"/>
        <style:text-properties fo:font-family="Symbol"/>
      </text:list-level-style-bullet>
    </text:list-style>
    <style:style style:name="P208" style:family="paragraph">
      <style:paragraph-properties fo:line-height="100.00%" fo:text-align="left" fo:margin-left="-0.15pt" fo:text-indent="0.15pt" fo:margin-right="10.65pt" fo:margin-top="6.00pt"/>
    </style:style>
    <style:style style:name="P209" style:family="paragraph">
      <style:paragraph-properties fo:line-height="100.00%" fo:text-align="left" fo:margin-left="17.85pt" fo:text-indent="17.60pt" fo:margin-right="10.65pt" fo:margin-top="6.00pt"/>
    </style:style>
    <style:style style:name="P210" style:family="paragraph">
      <style:paragraph-properties fo:line-height="100.00%" fo:text-align="left" fo:margin-left="0.00pt" fo:text-indent="18.00pt" fo:margin-right="10.65pt"/>
    </style:style>
    <style:style style:name="TableColumn0100" style:family="table-column">
      <style:table-column-properties style:column-width="1.793750in"/>
    </style:style>
    <style:style style:name="TableColumn0101" style:family="table-column">
      <style:table-column-properties style:column-width="2.756250in"/>
    </style:style>
    <style:style style:name="TableColumn0102" style:family="table-column">
      <style:table-column-properties style:column-width="1.784028in"/>
    </style:style>
    <style:style style:name="Table01" style:family="table">
      <style:table-properties style:width="6.334028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ccffcc"/>
    </style:style>
    <style:style style:name="TableCell0100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ccffcc"/>
    </style:style>
    <style:style style:name="TableCell0100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ccffcc"/>
    </style:style>
    <style:style style:name="TableRow0101" style:family="table-row">
      <style:table-row-properties/>
    </style:style>
    <style:style style:name="TableCell0101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1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1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2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2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3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3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401" style:family="table-cell">
      <style:table-cell-properties fo:border-top="0.006944in solid #000000" fo:border-left="0.006944in solid #000000" fo:border-right="0.000694in solid #000000" fo:border-bottom="0.006944in solid #000000" fo:padding-left="0.006944in" fo:padding-right="0.006944in" fo:vertical-align="top" fo:background-color="#ffffff"/>
    </style:style>
    <style:style style:name="TableCell010402" style:family="table-cell">
      <style:table-cell-properties fo:border-top="0.006944in solid #000000" fo:border-left="0.006944in solid #000000" fo:border-right="0.006944in solid #000000" fo:border-bottom="0.006944in solid #000000" fo:padding-left="0.006944in" fo:padding-right="0.006944in" fo:vertical-align="top" fo:background-color="#ffffff"/>
    </style:style>
    <style:style style:name="TableColumn0200" style:family="table-column">
      <style:table-column-properties style:column-width="3.000000in"/>
    </style:style>
    <style:style style:name="TableColumn0201" style:family="table-column">
      <style:table-column-properties style:column-width="3.000000in"/>
    </style:style>
    <style:style style:name="Table02" style:family="table">
      <style:table-properties style:width="6.000000in" fo:margin-left="0.000000in" style:writing-mode="lr" table:align="left" style:may-break-between-rows="true"/>
    </style:style>
    <style:style style:name="TableRow0200" style:family="table-row">
      <style:table-row-properties style:min-row-height="0.904167in"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201" style:family="table-row">
      <style:table-row-properties style:min-row-height="0.471528in"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olumn0300" style:family="table-column">
      <style:table-column-properties style:column-width="3.000000in"/>
    </style:style>
    <style:style style:name="TableColumn0301" style:family="table-column">
      <style:table-column-properties style:column-width="3.015278in"/>
    </style:style>
    <style:style style:name="Table03" style:family="table">
      <style:table-properties style:width="6.015278in" fo:margin-left="0.000000in" style:writing-mode="lr" table:align="left" style:may-break-between-rows="true"/>
    </style:style>
    <style:style style:name="TableRow0300" style:family="table-row">
      <style:table-row-properties style:min-row-height="0.904167in"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Row0301" style:family="table-row">
      <style:table-row-properties style:min-row-height="0.471528in"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48611in" fo:padding-right="0.048611in" fo:vertical-align="top" fo:background-color="#ffffff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/></text:p>
      <text:p text:style-name="P3"><text:span text:style-name="T2">Definição de Requisitos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5"><text:span text:style-name="T4">Portal Virtual do Cerrado / Sistema de Catalogação da Biodiversidade - Versão 1.0</text:span></text:p>
      <text:p text:style-name="P6"><text:span text:style-name="T5">Módulo de Cadastro - Release 1.0</text:span></text:p>
      <text:p text:style-name="P7"><text:span text:style-name="T6"/></text:p>
      <text:p text:style-name="P7"><text:span text:style-name="T6"/></text:p>
      <text:p text:style-name="P7"><text:span text:style-name="T6"/></text:p>
      <text:p text:style-name="P7"><text:span text:style-name="T6"/></text:p>
      <text:p text:style-name="P8"><text:span text:style-name="T6"/></text:p>
      <text:p text:style-name="P9"><text:span text:style-name="T6"/></text:p>
      <text:p text:style-name="P10"><text:span text:style-name="T6"/></text:p>
      <text:p text:style-name="P11"><text:span text:style-name="T6"/></text:p>
      <text:p text:style-name="P11"><text:span text:style-name="T7">Sumário</text:span></text:p>
      <text:p text:style-name="P12"><text:span text:style-name="T8"/></text:p>
      <text:p text:style-name="P13"><text:span text:style-name="T9"><text:s/></text:span><text:a xlink:href="#__RefHeading__4875_1898514999"><text:span text:style-name="T11">Definição de Requisitos</text:span></text:a><text:span text:style-name="T12"><text:tab/></text:span><text:a xlink:href="#__RefHeading__4875_1898514999"><text:span text:style-name="T14">3</text:span></text:a><text:span text:style-name="T15"/></text:p>
      <text:p text:style-name="P13"><text:a xlink:href="#__RefHeading__4877_1898514999"><text:span text:style-name="T17">1.Introdução</text:span></text:a><text:span text:style-name="T18"><text:tab/></text:span><text:a xlink:href="#__RefHeading__4877_1898514999"><text:span text:style-name="T20">3</text:span></text:a><text:span text:style-name="T21"/></text:p>
      <text:p text:style-name="P14"><text:a xlink:href="#__RefHeading__4879_1898514999"><text:span text:style-name="T23">1.1Finalidade</text:span></text:a><text:span text:style-name="T24"><text:s/><text:tab/></text:span><text:a xlink:href="#__RefHeading__4879_1898514999"><text:span text:style-name="T26">3</text:span></text:a><text:span text:style-name="T27"/></text:p>
      <text:p text:style-name="P14"><text:a xlink:href="#__RefHeading__4881_1898514999"><text:span text:style-name="T29">1.2Escopo</text:span></text:a><text:span text:style-name="T30"><text:tab/></text:span><text:a xlink:href="#__RefHeading__4881_1898514999"><text:span text:style-name="T32">3</text:span></text:a><text:span text:style-name="T33"/></text:p>
      <text:p text:style-name="P14"><text:a xlink:href="#__RefHeading__4883_1898514999"><text:span text:style-name="T35">1.3Definições, Acrônimos e Abreviações</text:span></text:a><text:span text:style-name="T36"><text:tab/></text:span><text:a xlink:href="#__RefHeading__4883_1898514999"><text:span text:style-name="T38">3</text:span></text:a><text:span text:style-name="T39"/></text:p>
      <text:p text:style-name="P14"><text:a xlink:href="#__RefHeading__4885_1898514999"><text:span text:style-name="T41">1.4Dependências</text:span></text:a><text:span text:style-name="T42"><text:tab/></text:span><text:a xlink:href="#__RefHeading__4885_1898514999"><text:span text:style-name="T44">3</text:span></text:a><text:span text:style-name="T45"/></text:p>
      <text:p text:style-name="P14"><text:a xlink:href="#__RefHeading__4887_1898514999"><text:span text:style-name="T47">1.5Restrições</text:span></text:a><text:span text:style-name="T48"><text:tab/></text:span><text:a xlink:href="#__RefHeading__4887_1898514999"><text:span text:style-name="T50">4</text:span></text:a><text:span text:style-name="T51"/></text:p>
      <text:p text:style-name="P14"><text:a xlink:href="#__RefHeading__4889_1898514999"><text:span text:style-name="T53">1.6Referências</text:span></text:a><text:span text:style-name="T54"><text:tab/></text:span><text:a xlink:href="#__RefHeading__4889_1898514999"><text:span text:style-name="T56">4</text:span></text:a><text:span text:style-name="T57"/></text:p>
      <text:p text:style-name="P15"><text:a xlink:href="#__RefHeading__4891_1898514999"><text:span text:style-name="T59">2.Descrição</text:span></text:a><text:span text:style-name="T60"><text:tab/></text:span><text:a xlink:href="#__RefHeading__4891_1898514999"><text:span text:style-name="T62">4</text:span></text:a><text:span text:style-name="T63"/></text:p>
      <text:p text:style-name="P16"><text:a xlink:href="#__RefHeading__4893_1898514999"><text:span text:style-name="T65">2.1Objetivos</text:span></text:a><text:span text:style-name="T66"><text:tab/></text:span><text:a xlink:href="#__RefHeading__4893_1898514999"><text:span text:style-name="T68">4</text:span></text:a><text:span text:style-name="T69"/></text:p>
      <text:p text:style-name="P17"><text:a xlink:href="#__RefHeading__4895_1898514999"><text:span text:style-name="T71">2.1.1Ambiente</text:span></text:a><text:span text:style-name="T72"><text:tab/></text:span><text:a xlink:href="#__RefHeading__4895_1898514999"><text:span text:style-name="T74">4</text:span></text:a><text:span text:style-name="T75"/></text:p>
      <text:p text:style-name="P18"><text:a xlink:href="#__RefHeading__4897_1898514999"><text:span text:style-name="T77">2.1.1.1Visão Geral</text:span></text:a><text:span text:style-name="T78"><text:tab/></text:span><text:a xlink:href="#__RefHeading__4897_1898514999"><text:span text:style-name="T80">4</text:span></text:a><text:span text:style-name="T81"/></text:p>
      <text:p text:style-name="P18"><text:a xlink:href="#__RefHeading__4899_1898514999"><text:span text:style-name="T83">2.1.1.2Usuários Finais</text:span></text:a><text:span text:style-name="T84"><text:s/><text:tab/></text:span><text:a xlink:href="#__RefHeading__4899_1898514999"><text:span text:style-name="T86">5</text:span></text:a><text:span text:style-name="T87"/></text:p>
      <text:p text:style-name="P18"><text:a xlink:href="#__RefHeading__4901_1898514999"><text:span text:style-name="T89">2.1.1.3Instalação e Suporte</text:span></text:a><text:span text:style-name="T90"><text:tab/></text:span><text:a xlink:href="#__RefHeading__4901_1898514999"><text:span text:style-name="T92">5</text:span></text:a><text:span text:style-name="T93"/></text:p>
      <text:p text:style-name="P19"><text:a xlink:href="#__RefHeading__4903_1898514999"><text:span text:style-name="T95">2.2Migração, Compatibilidade e Co-Existência</text:span></text:a><text:span text:style-name="T96"><text:s/><text:tab/></text:span><text:a xlink:href="#__RefHeading__4903_1898514999"><text:span text:style-name="T98">6</text:span></text:a><text:span text:style-name="T99"/></text:p>
      <text:p text:style-name="P20"><text:a xlink:href="#__RefHeading__4905_1898514999"><text:span text:style-name="T101">3Requisitos do Sistema</text:span></text:a><text:span text:style-name="T102"><text:tab/></text:span><text:a xlink:href="#__RefHeading__4905_1898514999"><text:span text:style-name="T104">6</text:span></text:a><text:span text:style-name="T105"/></text:p>
      <text:p text:style-name="P21"><text:a xlink:href="#__RefHeading__4907_1898514999"><text:span text:style-name="T107">3.1Requisitos Funcionais e de Dados</text:span></text:a><text:span text:style-name="T108"><text:s/><text:tab/></text:span><text:a xlink:href="#__RefHeading__4907_1898514999"><text:span text:style-name="T110">6</text:span></text:a><text:span text:style-name="T111"/></text:p>
      <text:p text:style-name="P21"><text:a xlink:href="#__RefHeading__4909_1898514999"><text:span text:style-name="T113">3.2Requisitos de Projeto</text:span></text:a><text:span text:style-name="T114"><text:tab/></text:span><text:a xlink:href="#__RefHeading__4909_1898514999"><text:span text:style-name="T116">7</text:span></text:a><text:span text:style-name="T117"/></text:p>
      <text:p text:style-name="P21"><text:a xlink:href="#__RefHeading__4911_1898514999"><text:span text:style-name="T119">3.3Requisitos de Performance</text:span></text:a><text:span text:style-name="T120"><text:tab/></text:span><text:a xlink:href="#__RefHeading__4911_1898514999"><text:span text:style-name="T122">7</text:span></text:a><text:span text:style-name="T123"/></text:p>
      <text:p text:style-name="P22"><text:a xlink:href="#__RefHeading__4913_1898514999"><text:span text:style-name="T125">3.3.1Velocidade</text:span></text:a><text:span text:style-name="T126"><text:tab/></text:span><text:a xlink:href="#__RefHeading__4913_1898514999"><text:span text:style-name="T128">7</text:span></text:a><text:span text:style-name="T129"/></text:p>
      <text:p text:style-name="P22"><text:a xlink:href="#__RefHeading__4915_1898514999"><text:span text:style-name="T131">3.3.2Confiabilidade, Disponibilidade e Manutenabilidade</text:span></text:a><text:span text:style-name="T132"><text:tab/></text:span><text:a xlink:href="#__RefHeading__4915_1898514999"><text:span text:style-name="T134">7</text:span></text:a><text:span text:style-name="T135"/></text:p>
      <text:p text:style-name="P22"><text:a xlink:href="#__RefHeading__4917_1898514999"><text:span text:style-name="T137">3.3.3Limite de Capacidade</text:span></text:a><text:span text:style-name="T138"><text:tab/></text:span><text:a xlink:href="#__RefHeading__4917_1898514999"><text:span text:style-name="T140">7</text:span></text:a><text:span text:style-name="T141"/></text:p>
      <text:p text:style-name="P23"><text:a xlink:href="#__RefHeading__4919_1898514999"><text:span text:style-name="T143">3.4Requisitos de Interface Externa</text:span></text:a><text:span text:style-name="T144"><text:s/><text:tab/></text:span><text:a xlink:href="#__RefHeading__4919_1898514999"><text:span text:style-name="T146">7</text:span></text:a><text:span text:style-name="T147"/></text:p>
      <text:p text:style-name="P24"><text:a xlink:href="#__RefHeading__4921_1898514999"><text:span text:style-name="T149">3.4.1Interface</text:span></text:a><text:span text:style-name="T150"><text:s/></text:span><text:a xlink:href="#__RefHeading__4921_1898514999"><text:span text:style-name="T152">do usuário</text:span></text:a><text:span text:style-name="T153"><text:tab/></text:span><text:a xlink:href="#__RefHeading__4921_1898514999"><text:span text:style-name="T155">7</text:span></text:a><text:span text:style-name="T156"/></text:p>
      <text:p text:style-name="P24"><text:a xlink:href="#__RefHeading__4923_1898514999"><text:span text:style-name="T158">3.4.2Interface de Hardware</text:span></text:a><text:span text:style-name="T159"><text:s/><text:tab/></text:span><text:a xlink:href="#__RefHeading__4923_1898514999"><text:span text:style-name="T161">8</text:span></text:a><text:span text:style-name="T162"/></text:p>
      <text:p text:style-name="P24"><text:a xlink:href="#__RefHeading__4925_1898514999"><text:span text:style-name="T164">3.4.3Interface de Software</text:span></text:a><text:span text:style-name="T165"><text:tab/></text:span><text:a xlink:href="#__RefHeading__4925_1898514999"><text:span text:style-name="T167">8</text:span></text:a><text:span text:style-name="T168"/></text:p>
      <text:p text:style-name="P25"><text:a xlink:href="#__RefHeading__4927_1898514999"><text:span text:style-name="T170">3.5Requisitos de Segurança</text:span></text:a><text:span text:style-name="T171"><text:tab/></text:span><text:a xlink:href="#__RefHeading__4927_1898514999"><text:span text:style-name="T173">8</text:span></text:a><text:span text:style-name="T174"/></text:p>
      <text:p text:style-name="P25"><text:a xlink:href="#__RefHeading__4929_1898514999"><text:span text:style-name="T176">3.6Requisitos de Integridades</text:span></text:a><text:span text:style-name="T177"><text:s/><text:tab/></text:span><text:a xlink:href="#__RefHeading__4929_1898514999"><text:span text:style-name="T179">8</text:span></text:a><text:span text:style-name="T180"/></text:p>
      <text:p text:style-name="P25"><text:a xlink:href="#__RefHeading__4931_1898514999"><text:span text:style-name="T182">3.7Requisitos Internacionais</text:span></text:a><text:span text:style-name="T183"><text:s/><text:tab/></text:span><text:a xlink:href="#__RefHeading__4931_1898514999"><text:span text:style-name="T185">9</text:span></text:a><text:span text:style-name="T186"/></text:p>
      <text:p text:style-name="P25"><text:a xlink:href="#__RefHeading__4933_1898514999"><text:span text:style-name="T188">3.8Exigências de Prazos e Custos</text:span></text:a><text:span text:style-name="T189"><text:s/><text:tab/></text:span><text:a xlink:href="#__RefHeading__4933_1898514999"><text:span text:style-name="T191">9</text:span></text:a><text:span text:style-name="T192"/></text:p>
      <text:p text:style-name="P25"><text:a xlink:href="#__RefHeading__4935_1898514999"><text:span text:style-name="T194">3.9Exigências de Documentação</text:span></text:a><text:span text:style-name="T195"><text:tab/></text:span><text:a xlink:href="#__RefHeading__4935_1898514999"><text:span text:style-name="T197">9</text:span></text:a><text:span text:style-name="T198"/></text:p>
      <text:p text:style-name="P25"><text:a xlink:href="#__RefHeading__4937_1898514999"><text:span text:style-name="T200">3.10.Exigências de Treinamento</text:span></text:a><text:span text:style-name="T201"><text:tab/></text:span><text:a xlink:href="#__RefHeading__4937_1898514999"><text:span text:style-name="T203">9</text:span></text:a><text:span text:style-name="T204"/></text:p>
      <text:p text:style-name="P25"><text:a xlink:href="#__RefHeading__4939_1898514999"><text:span text:style-name="T206">3.11.Sumário de Tecnologia</text:span></text:a><text:span text:style-name="T207"><text:s/><text:tab/></text:span><text:a xlink:href="#__RefHeading__4939_1898514999"><text:span text:style-name="T209">9</text:span></text:a><text:span text:style-name="T210"/></text:p>
      <text:p text:style-name="P25"><text:a xlink:href="#__RefHeading__4941_1898514999"><text:span text:style-name="T212">3.12Outros Requisitos</text:span></text:a><text:span text:style-name="T213"><text:s/><text:tab/></text:span><text:a xlink:href="#__RefHeading__4941_1898514999"><text:span text:style-name="T215">9</text:span></text:a><text:span text:style-name="T216"/></text:p>
      <text:p text:style-name="P26"><text:a xlink:href="#__RefHeading__4943_1898514999"><text:span text:style-name="T218">4.Critério de Aceitação</text:span></text:a><text:span text:style-name="T219"><text:s/><text:tab/></text:span><text:a xlink:href="#__RefHeading__4943_1898514999"><text:span text:style-name="T221">10</text:span></text:a><text:span text:style-name="T222"/></text:p>
      <text:p text:style-name="P26"><text:a xlink:href="#__RefHeading__4945_1898514999"><text:span text:style-name="T224">5.Requisitos Funcionais Alternativos</text:span></text:a><text:span text:style-name="T225"><text:tab/></text:span><text:a xlink:href="#__RefHeading__4945_1898514999"><text:span text:style-name="T227">10</text:span></text:a><text:span text:style-name="T228"/></text:p>
      <text:p text:style-name="P26"><text:a xlink:href="#__RefHeading__4947_1898514999"><text:span text:style-name="T230">6.Responsabilidades</text:span></text:a><text:span text:style-name="T231"><text:tab/></text:span><text:a xlink:href="#__RefHeading__4947_1898514999"><text:span text:style-name="T233">10</text:span></text:a><text:span text:style-name="T234"/></text:p>
      <text:p text:style-name="P26"><text:a xlink:href="#__RefHeading__4949_1898514999"><text:span text:style-name="T236">7.Assinaturas</text:span></text:a><text:span text:style-name="T237"><text:tab/></text:span><text:a xlink:href="#__RefHeading__4949_1898514999"><text:span text:style-name="T239">11</text:span></text:a><text:span text:style-name="T240"/></text:p>
      <text:p text:style-name="P26"><text:span text:style-name="T240"/></text:p>
      <text:p text:style-name="P27"><text:span text:style-name="T241"><text:s/>Definição de Requisitos</text:span></text:p>
      <text:p text:style-name="P28"><text:span text:style-name="T242"/></text:p>
      <text:list text:style-name="L29">
        <text:list-item>
          <text:p text:style-name="P29"><text:span text:style-name="T243">Introdução</text:span></text:p>
        </text:list-item>
      </text:list>
      <text:p text:style-name="P30"><text:span text:style-name="T244"/></text:p>
      <text:list text:style-name="L31">
        <text:list-item>
          <text:p text:style-name="P31"><text:span text:style-name="T245">Finalidade</text:span></text:p>
        </text:list-item>
      </text:list>
      <text:p text:style-name="P32"><text:span text:style-name="T246"/></text:p>
      <text:p text:style-name="P33"><text:span text:style-name="T247">Esse documento define os requisitos do<text:s/></text:span><text:span text:style-name="T248">Portal Virtual do Cerrado / Sistema de Catalogação da Biodiversidade</text:span><text:span text:style-name="T249"><text:s/>, para o desenvolvimento do módulo de<text:s/></text:span><text:span text:style-name="T250">Cadastro</text:span><text:span text:style-name="T251"><text:s/>que compõe o sistema<text:s/></text:span><text:span text:style-name="T252">Portal Virtual da Biodiversidade do Cerrado</text:span><text:span text:style-name="T253"><text:s/>.<text:s text:c="2"/></text:span></text:p>
      <text:p text:style-name="P34"><text:span text:style-name="T253">Uma visão detalhada de todos os requisitos é feita para melhor entendimento.</text:span></text:p>
      <text:p text:style-name="P34"><text:span text:style-name="T253">A aceitação deste documento define a linha de base dos requisitos.</text:span></text:p>
      <text:p text:style-name="P35"><text:span text:style-name="T254"/></text:p>
      <text:list text:style-name="L36">
        <text:list-item>
          <text:p text:style-name="P36"><text:span text:style-name="T255">Escopo</text:span></text:p>
        </text:list-item>
      </text:list>
      <text:p text:style-name="P37"><text:span text:style-name="T256"/></text:p>
      <text:p text:style-name="P38"><text:span text:style-name="T257"><text:tab/><text:tab/>Este módulo destina-se apenas a definição e implementação do cadastros básicos:</text:span></text:p>
      <text:list text:style-name="L39">
        <text:list-item>
          <text:p text:style-name="P39"><text:span text:style-name="T257">Tabelas necessárias para normalização de taxonomia.</text:span></text:p>
        </text:list-item>
        <text:list-item>
          <text:p text:style-name="P39"><text:span text:style-name="T257">Tabelas necessárias para normalização de geografia</text:span></text:p>
        </text:list-item>
        <text:list-item>
          <text:p text:style-name="P39"><text:span text:style-name="T257">Tabelas necessárias para normalização das informações de coleta</text:span></text:p>
        </text:list-item>
        <text:list-item>
          <text:p text:style-name="P39"><text:span text:style-name="T257">Tabelas necessárias para normalização da bibliografia de espécie.</text:span></text:p>
        </text:list-item>
        <text:list-item>
          <text:p text:style-name="P39"><text:span text:style-name="T257">Cadastro de espécimes:</text:span></text:p>
        </text:list-item>
        <text:list-item>
          <text:p text:style-name="P39"><text:span text:style-name="T257">Espécie;</text:span></text:p>
        </text:list-item>
        <text:list-item>
          <text:p text:style-name="P39"><text:span text:style-name="T257">Informações multimídia da espécie(imagens, vídeos e sons)</text:span></text:p>
        </text:list-item>
        <text:list-item>
          <text:p text:style-name="P39"><text:span text:style-name="T257">Textos didáticos sobre a espécie.</text:span></text:p>
        </text:list-item>
        <text:list-item>
          <text:p text:style-name="P39"><text:span text:style-name="T257">Espécime;</text:span></text:p>
        </text:list-item>
      </text:list>
      <text:p text:style-name="P40"><text:span text:style-name="T257"><text:tab/>Não é escopo desse módulo o desenvolvimento do passeio virtual do Portal Virtual da Biodiversidade do Cerrado.</text:span></text:p>
      <text:p text:style-name="P40"><text:span text:style-name="T258"/></text:p>
      <text:list text:style-name="L41">
        <text:list-item>
          <text:p text:style-name="P41"><text:span text:style-name="T259">Definições, Acrônimos e Abreviações</text:span></text:p>
        </text:list-item>
      </text:list>
      <text:p text:style-name="P42"><text:span text:style-name="T260"/></text:p>
      <text:p text:style-name="P43"><text:span text:style-name="T261">Todas as definições, acrônimos e abreviações, estão citados no documento “Glossário” na pasta Portal virtual 2011/Glossário/glossário_PVBC.odt .</text:span></text:p>
      <text:p text:style-name="P44"><text:span text:style-name="T262"/></text:p>
      <text:list text:style-name="L45">
        <text:list-item>
          <text:p text:style-name="P45"><text:span text:style-name="T263">Dependências</text:span></text:p>
        </text:list-item>
      </text:list>
      <text:p text:style-name="P46"><text:span text:style-name="T264"/></text:p>
      <text:p text:style-name="P47"><text:span text:style-name="T265">Este é o módulo inicial do projeto, portanto não possui nenhuma dependência com outras partes.</text:span></text:p>
      <text:list text:style-name="L48">
        <text:list-item>
          <text:p text:style-name="P48"><text:span text:style-name="T266">Restrições</text:span></text:p>
        </text:list-item>
      </text:list>
      <text:p text:style-name="P49"><text:span text:style-name="T267"/></text:p>
      <text:p text:style-name="P50"><text:span text:style-name="T268">Considerando o tempo proposto para a implementação do módulo, o requisito de auditoria será considerado como requisito futuro.</text:span></text:p>
      <text:p text:style-name="P50"><text:span text:style-name="T269"/></text:p>
      <text:p text:style-name="P50"><text:span text:style-name="T269"/></text:p>
      <text:list text:style-name="L51">
        <text:list-item>
          <text:p text:style-name="P51"><text:span text:style-name="T270">Referências</text:span></text:p>
        </text:list-item>
      </text:list>
      <text:p text:style-name="P52"><text:span text:style-name="T271"/></text:p>
      <text:p text:style-name="P53"><text:span text:style-name="T272">Proposta aprovada edital 64( Portal virtual 2011/Documentos Oficiais/proposta aprovada edital 64.pdf )</text:span></text:p>
      <text:p text:style-name="P53"><text:span text:style-name="T272">Termo de Abertura ( Portal virtual 2011/Documentos Oficiais/Termo_Abertura_2.1.odt )</text:span></text:p>
      <text:p text:style-name="P53"><text:span text:style-name="T272">Glossários do projeto ( Portal virtual 2011/Glossário/glossario_PVBC.odt )</text:span></text:p>
      <text:p text:style-name="P53"><text:span text:style-name="T272">Ata_02_08_11 ( Portal virtual 2011/ATAs/Ata_02_08_11.pdf )</text:span></text:p>
      <text:p text:style-name="P54"><text:span text:style-name="T273"/></text:p>
      <text:list text:style-name="L55">
        <text:list-item>
          <text:p text:style-name="P55"><text:span text:style-name="T274">Descrição</text:span></text:p>
        </text:list-item>
        <text:list-item>
          <text:p text:style-name="P56"><text:span text:style-name="T275">Objetivos</text:span></text:p>
        </text:list-item>
      </text:list>
      <text:p text:style-name="P57"><text:span text:style-name="T276"/></text:p>
      <text:p text:style-name="P58"><text:span text:style-name="T277">O Módulo possibilitará maior segurança no processo de catalogação, definindo restrições de acesso aos módulos do sistema, além de organizar o nível de<text:s text:c="2"/>permissão para cada usuário. </text:span></text:p>
      <text:p text:style-name="P59"><text:span text:style-name="T278"/></text:p>
      <text:list text:style-name="L60">
        <text:list-item>
          <text:p text:style-name="P60"><text:span text:style-name="T279">Ambiente</text:span></text:p>
        </text:list-item>
      </text:list>
      <text:p text:style-name="P61"><text:span text:style-name="T280"/></text:p>
      <text:p text:style-name="P62"><text:span text:style-name="T281">Atualmente o catalogo de espécimes está distribuído entre três laboratórios (Lab, Herbário, Laboratório da Biodiversidade ), sendo que cada laboratório estuda diferentes espécimes:</text:span></text:p>
      <text:list text:style-name="L63">
        <text:list-item>
          <text:p text:style-name="P63"><text:span text:style-name="T281">Lab: insetos Aquáticos , Insetos Terrestres , Vertebrados , Fósseis</text:span></text:p>
        </text:list-item>
        <text:list-item>
          <text:p text:style-name="P63"><text:span text:style-name="T281">Herbário: Briófitas , Pteridófitos , Fanerógamas</text:span></text:p>
        </text:list-item>
        <text:list-item>
          <text:p text:style-name="P63"><text:span text:style-name="T281">Lab. Biodiversidade: Fungos , Insetos , Vertebrados</text:span></text:p>
        </text:list-item>
      </text:list>
      <text:p text:style-name="P64"><text:span text:style-name="T282"/></text:p>
      <text:p text:style-name="P65"><text:span text:style-name="T283">O módulo de cadastro será implementado na plataforma WEB buscando oferecer um ambiente eficiente para o cadastro de espécimes.</text:span></text:p>
      <text:p text:style-name="P65"><text:span text:style-name="T284"/></text:p>
      <text:p text:style-name="P66"><text:span text:style-name="T285">Os laboratórios utilizam atualmente dois<text:s/></text:span><text:span text:style-name="T286"><text:s/>software livre Brahms e o Access speciesBase que apresentam atualmente várias deficiências segundo informações dos usuários.</text:span></text:p>
      <text:p text:style-name="P66"><text:span text:style-name="T287"/></text:p>
      <text:p text:style-name="P67"><text:span text:style-name="T287"/></text:p>
      <text:list text:style-name="L68">
        <text:list-item>
          <text:p text:style-name="P68"><text:span text:style-name="T288">Visão Geral</text:span></text:p>
        </text:list-item>
      </text:list>
      <text:p text:style-name="P69"><text:span text:style-name="T289"/></text:p>
      <text:p text:style-name="P70"><text:span text:style-name="T290">Este módulo tem dependência com nenhum outro requisito. </text:span></text:p>
      <text:p text:style-name="P70"><draw:frame text:anchor-type="as-char" svg:width="59.80mm" svg:height="33.34mm" style:rel-width="scale" style:rel-height="scale"><draw:object-ole xlink:href="OleObj1"/><draw:image xlink:href="ObjectReplacements/OleObj1"/></draw:frame><text:span text:style-name="T291"/></text:p>
      <text:p text:style-name="P70"><text:span text:style-name="T291"/></text:p>
      <text:p text:style-name="P71"><text:span text:style-name="T291"/></text:p>
      <text:list text:style-name="L72">
        <text:list-item>
          <text:p text:style-name="P72"><text:span text:style-name="T292">Usuários Finais</text:span></text:p>
        </text:list-item>
      </text:list>
      <text:p text:style-name="P73"><text:span text:style-name="T293"/></text:p>
      <text:p text:style-name="P73"><text:span text:style-name="T293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75"><text:span text:style-name="T294">Nome</text:span><text:span text:style-name="T295"/></text:p>
          </table:table-cell>
          <table:table-cell table:style-name="TableCell010001">
            <text:p text:style-name="P75"><text:span text:style-name="T296">Descrição da Área</text:span><text:span text:style-name="T297"/></text:p>
          </table:table-cell>
          <table:table-cell table:style-name="TableCell010002">
            <text:p text:style-name="P75"><text:span text:style-name="T298">Responsabilidade</text:span><text:span text:style-name="T299"/></text:p>
          </table:table-cell>
        </table:table-row>
        <table:table-row table:style-name="TableRow0101">
          <table:table-cell table:style-name="TableCell010100">
            <text:p text:style-name="P78"><text:span text:style-name="T300">Aluno do ensino médio/Bolsista<text:s/></text:span><text:span text:style-name="T301"/></text:p>
          </table:table-cell>
          <table:table-cell table:style-name="TableCell010101">
            <text:p text:style-name="P79"><text:span text:style-name="T302">Registro de espécimes.</text:span><text:span text:style-name="T303"/></text:p>
          </table:table-cell>
          <table:table-cell table:style-name="TableCell010102">
            <text:list text:style-name="L80">
              <text:list-item>
                <text:p text:style-name="P80"><text:span text:style-name="T304">Registro de Espécimes</text:span><text:span text:style-name="T305"/></text:p>
              </text:list-item>
            </text:list>
          </table:table-cell>
        </table:table-row>
        <table:table-row table:style-name="TableRow0102">
          <table:table-cell table:style-name="TableCell010200">
            <text:p text:style-name="P82"><text:span text:style-name="T306">Funcionários contratados</text:span><text:span text:style-name="T307"/></text:p>
          </table:table-cell>
          <table:table-cell table:style-name="TableCell010201">
            <text:p text:style-name="P83"><text:span text:style-name="T308">Registro de manutenção de espécimes dos laboratórios de biologia</text:span><text:span text:style-name="T309"/></text:p>
          </table:table-cell>
          <table:table-cell table:style-name="TableCell010202">
            <text:list text:style-name="L84">
              <text:list-item>
                <text:p text:style-name="P84"><text:span text:style-name="T310">Controle de Montagens</text:span></text:p>
              </text:list-item>
              <text:list-item>
                <text:p text:style-name="P85"><text:span text:style-name="T311">Registro de Espécimes</text:span><text:span text:style-name="T312"/></text:p>
              </text:list-item>
            </text:list>
          </table:table-cell>
        </table:table-row>
        <table:table-row table:style-name="TableRow0103">
          <table:table-cell table:style-name="TableCell010300">
            <text:p text:style-name="P87"><text:span text:style-name="T313">Pesquisador de Biologia/Aluno</text:span><text:span text:style-name="T314"/></text:p>
          </table:table-cell>
          <table:table-cell table:style-name="TableCell010301">
            <text:p text:style-name="P88"><text:span text:style-name="T315">Pesquisa e desenvolvimento.</text:span><text:span text:style-name="T316"/></text:p>
          </table:table-cell>
          <table:table-cell table:style-name="TableCell010302">
            <text:list text:style-name="L89">
              <text:list-item>
                <text:p text:style-name="P89"><text:span text:style-name="T317"><text:s/>Registro de Espécimes</text:span><text:span text:style-name="T318"/></text:p>
              </text:list-item>
            </text:list>
          </table:table-cell>
        </table:table-row>
        <table:table-row table:style-name="TableRow0104">
          <table:table-cell table:style-name="TableCell010400">
            <text:p text:style-name="P91"><text:span text:style-name="T319">Pesquisador de Biologia/Professor</text:span><text:span text:style-name="T320"/></text:p>
          </table:table-cell>
          <table:table-cell table:style-name="TableCell010401">
            <text:p text:style-name="P92"><text:span text:style-name="T321">Pesquisa e desenvolvimento nas demais áreas de especialidade.</text:span><text:span text:style-name="T322"/></text:p>
          </table:table-cell>
          <table:table-cell table:style-name="TableCell010402">
            <text:list text:style-name="L93">
              <text:list-item>
                <text:p text:style-name="P93"><text:span text:style-name="T323">Registro de Espécimes</text:span></text:p>
              </text:list-item>
              <text:list-item>
                <text:p text:style-name="P94"><text:span text:style-name="T323">Controle de usuários do sistema.</text:span><text:span text:style-name="T324"/></text:p>
              </text:list-item>
            </text:list>
          </table:table-cell>
        </table:table-row>
      </table:table>
      <text:p text:style-name="P96"><text:span text:style-name="T324"/></text:p>
      <text:list text:style-name="L97">
        <text:list-item>
          <text:p text:style-name="P97"><text:span text:style-name="T325">Instalação e Suporte</text:span></text:p>
        </text:list-item>
      </text:list>
      <text:p text:style-name="P98"><text:span text:style-name="T326"/></text:p>
      <text:p text:style-name="P99"><text:span text:style-name="T327">O sistema será instalado pelos próprios desenvolvedores que terão por responsabilidade prestar manutenção quando for necessário, durante um período de 2 meses.</text:span></text:p>
      <text:list text:style-name="L100">
        <text:list-item>
          <text:p text:style-name="P100"><text:span text:style-name="T328">Migração, Compatibilidade e Co-Existência</text:span></text:p>
        </text:list-item>
      </text:list>
      <text:p text:style-name="P101"><text:span text:style-name="T329"/></text:p>
      <text:p text:style-name="P102"><text:span text:style-name="T330">Os dados de Catalogação de espécimes dos sistemas Brahms e SpeciesBase devem ser migrados para o banco de dados do sistema. </text:span></text:p>
      <text:p text:style-name="P102"><text:span text:style-name="T330">Porém, este módulo não possui dependências com este, pois ainda não há cadastro de usuários no sistema atual.</text:span></text:p>
      <text:p text:style-name="P102"><text:span text:style-name="T331"/></text:p>
      <text:p text:style-name="P102"><text:span text:style-name="T331"/></text:p>
      <text:list text:style-name="L103">
        <text:list-item>
          <text:p text:style-name="P103"><text:span text:style-name="T332">Requisitos do Sistema</text:span></text:p>
        </text:list-item>
      </text:list>
      <text:p text:style-name="P104"><text:span text:style-name="T333"/></text:p>
      <text:list text:style-name="L105">
        <text:list-item>
          <text:p text:style-name="P105"><text:span text:style-name="T334">Requisitos Funcionais e de Dados</text:span></text:p>
        </text:list-item>
      </text:list>
      <text:p text:style-name="P106"><text:span text:style-name="T335"/></text:p>
      <text:list text:style-name="L107">
        <text:list-item>
          <text:p text:style-name="P107"><text:span text:style-name="T336">Manter Usuário</text:span></text:p>
        </text:list-item>
        <text:list-item>
          <text:p text:style-name="P108"><text:span text:style-name="T336">Definição:</text:span></text:p>
        </text:list-item>
      </text:list>
      <text:p text:style-name="P109"><text:span text:style-name="T337">O requisito de manter usuário deverá fornecer ao sistema a inclusão, alteração, inativação, pesquisa/listagem de usuários que interagem com o sistema de catalogação de espécimes. Através dos dados gerados por este requisito, será possível o controle de acessos por nível de permissão, a possibilidade de contato com estes usuários e o controle de auditoria. </text:span></text:p>
      <text:p text:style-name="P109"><text:span text:style-name="T337">Todas as funcionalidades deste requisito serão acessadas por usuários com tais privilégios (nível de permissão administrador). Sendo que o usuário por si só não pode se cadastrar, mais cabe o administrador recolher as informações do usuário e efetuar o cadastro no sistema. </text:span></text:p>
      <text:p text:style-name="P109"><text:span text:style-name="T337">O cadastro de usuário engloba dados referentes ao login de acesso(login, senha), dados pessoais(telefone, email) e de nível de permissão(conforme o requisito de nível de permissão). Sendo que todos os usuários que interagem com o sistema através de cadastro, alteração e exclusão deverão ser previamente cadastrados neste módulo. </text:span></text:p>
      <text:p text:style-name="P109"><text:span text:style-name="T337">Campos:</text:span></text:p>
      <text:list text:style-name="L110">
        <text:list-item>
          <text:p text:style-name="P110"><text:span text:style-name="T337">Nome</text:span></text:p>
        </text:list-item>
        <text:list-item>
          <text:p text:style-name="P110"><text:span text:style-name="T337">login</text:span></text:p>
        </text:list-item>
        <text:list-item>
          <text:p text:style-name="P110"><text:span text:style-name="T337">senha</text:span></text:p>
        </text:list-item>
        <text:list-item>
          <text:p text:style-name="P110"><text:span text:style-name="T337">telefone</text:span></text:p>
        </text:list-item>
        <text:list-item>
          <text:p text:style-name="P110"><text:span text:style-name="T337">email</text:span></text:p>
        </text:list-item>
      </text:list>
      <text:p text:style-name="P111"><text:span text:style-name="T338"/></text:p>
      <text:p text:style-name="P112"><text:span text:style-name="T339">Imformações para busca:</text:span></text:p>
      <text:p text:style-name="P113"><text:span text:style-name="T340"/></text:p>
      <text:list text:style-name="L114">
        <text:list-item>
          <text:p text:style-name="P114"><text:span text:style-name="T341">Nome</text:span></text:p>
        </text:list-item>
        <text:list-item>
          <text:p text:style-name="P114"><text:span text:style-name="T341">login</text:span></text:p>
        </text:list-item>
      </text:list>
      <text:p text:style-name="P115"><text:span text:style-name="T342"/></text:p>
      <text:p text:style-name="P116"><text:span text:style-name="T343">O usuário logado, poderá através deste módulo, realizar alterações na senha, email e telefone do seu registro.</text:span></text:p>
      <text:p text:style-name="P116"><text:span text:style-name="T343">Na inativação de usuário, o sistema deverá guardar o histórico do período (data) de inativação, caso uma possível ativação posterior do mesmo.</text:span></text:p>
      <text:list text:style-name="L117">
        <text:list-item>
          <text:p text:style-name="P117"><text:span text:style-name="T344">Justificativa da Solicitação:</text:span></text:p>
        </text:list-item>
      </text:list>
      <text:p text:style-name="P118"><text:span text:style-name="T345">No sistema, haverá ações das quais precisam ser monitoradas. Tais como o cadastro, alteração e exclusão de registros do sistema, do qual são necessárias informações a respeito de quem é o autor da ação, a ação efetuada e a data da ação. </text:span></text:p>
      <text:p text:style-name="P118"><text:span text:style-name="T345">Além da restrição a certas funcionalidades do sistema nas demais categorias de usuários.<text:s text:c="2"/></text:span></text:p>
      <text:p text:style-name="P119"><text:span text:style-name="T346"/></text:p>
      <text:list text:style-name="L120">
        <text:list-item>
          <text:p text:style-name="P120"><text:span text:style-name="T347">Classificação:</text:span></text:p>
        </text:list-item>
      </text:list>
      <text:p text:style-name="P121"><text:span text:style-name="T348">Média </text:span></text:p>
      <text:p text:style-name="P121"><text:span text:style-name="T349"/></text:p>
      <text:list text:style-name="L122">
        <text:list-item>
          <text:p text:style-name="P122"><text:span text:style-name="T350">Nível de permissão</text:span></text:p>
        </text:list-item>
        <text:list-item>
          <text:p text:style-name="P123"><text:span text:style-name="T350">Definição:</text:span></text:p>
        </text:list-item>
      </text:list>
      <text:p text:style-name="P124"><text:span text:style-name="T351">O requisito de nível de permissão deverá fornecer ao sistema os níveis de permissão para inclusão, alteração, inativação/exclusão, pesquisa/listagem de registros por módulo no sistema. Através dos dados gerados por este requisito, será possível o controle de acessos no momento da ação realizada pelo usuário. Sendo que uma vez realizada, o requisito deverá armazenar logs da ação(caso cadastro, alteração ou exclusão) com nome do usuário, data e horário. </text:span></text:p>
      <text:p text:style-name="P124"><text:span text:style-name="T351">Todas as funcionalidades deste requisito serão acessadas por usuários com tais privilégios (nível de permissão administrador). Sendo que o usuário por si só não pode definir um nível de permissão, mais cabe o administrador. E o cadastro se dará no momento de cadastro de usuários do requisito de Manter usuários.</text:span></text:p>
      <text:p text:style-name="P124"><text:span text:style-name="T351">Os níveis de permissão contém os seguintes módulos:</text:span></text:p>
      <text:list text:style-name="L125">
        <text:list-item>
          <text:p text:style-name="P125"><text:span text:style-name="T351">Espécimes</text:span></text:p>
        </text:list-item>
      </text:list>
      <text:list text:style-name="L126">
        <text:list-item>
          <text:p text:style-name="P126"><text:span text:style-name="T351">Cadastro</text:span></text:p>
        </text:list-item>
        <text:list-item>
          <text:p text:style-name="P126"><text:span text:style-name="T351">Alteração</text:span></text:p>
        </text:list-item>
        <text:list-item>
          <text:p text:style-name="P126"><text:span text:style-name="T351">Exclusão</text:span></text:p>
        </text:list-item>
      </text:list>
      <text:p text:style-name="P127"><text:span text:style-name="T352"/></text:p>
      <text:list text:style-name="L128">
        <text:list-item>
          <text:p text:style-name="P128"><text:span text:style-name="T353">tabelas básicas</text:span></text:p>
        </text:list-item>
      </text:list>
      <text:list text:style-name="L129">
        <text:list-item>
          <text:p text:style-name="P129"><text:span text:style-name="T353">Cadastro</text:span></text:p>
        </text:list-item>
        <text:list-item>
          <text:p text:style-name="P129"><text:span text:style-name="T353">Alteração</text:span></text:p>
        </text:list-item>
        <text:list-item>
          <text:p text:style-name="P129"><text:span text:style-name="T353">Exclusão</text:span></text:p>
        </text:list-item>
      </text:list>
      <text:p text:style-name="P130"><text:span text:style-name="T354"/></text:p>
      <text:list text:style-name="L131">
        <text:list-item>
          <text:p text:style-name="P131"><text:span text:style-name="T355">Usuários</text:span></text:p>
        </text:list-item>
      </text:list>
      <text:list text:style-name="L132">
        <text:list-item>
          <text:p text:style-name="P132"><text:span text:style-name="T355">Cadastro</text:span></text:p>
        </text:list-item>
        <text:list-item>
          <text:p text:style-name="P132"><text:span text:style-name="T355">Alteração</text:span></text:p>
        </text:list-item>
        <text:list-item>
          <text:p text:style-name="P132"><text:span text:style-name="T355">Inativação</text:span></text:p>
        </text:list-item>
      </text:list>
      <text:p text:style-name="P133"><text:span text:style-name="T356"/></text:p>
      <text:p text:style-name="P134"><text:span text:style-name="T357">Para facilitar o cadastro de níveis de permissão (por usuário) haverá níveis predefinidos para escolha:</text:span></text:p>
      <text:p text:style-name="P134"><text:span text:style-name="T357">Administrador - Acesso total ao sistema.</text:span></text:p>
      <text:list text:style-name="L135">
        <text:list-item>
          <text:p text:style-name="P135"><text:span text:style-name="T357">Usuário master - Acesso de cadastro de tabelas básicas e de espécimes com direito as ações 1, 2 e 3 dos módulos de espécimes e tabelas básicas</text:span></text:p>
        </text:list-item>
        <text:list-item>
          <text:p text:style-name="P135"><text:span text:style-name="T357">Usuário simples - Acesso ao cadastro de espécimes com direito as ações 1, 2 e 3 do módulo de manter espécimes</text:span></text:p>
        </text:list-item>
        <text:list-item>
          <text:p text:style-name="P135"><text:span text:style-name="T357">Usuário simples/ Sem alteração - Acesso ao cadastro de espécimes com direito as ações 1 do módulo de manter espécimes.</text:span></text:p>
        </text:list-item>
        <text:list-item>
          <text:p text:style-name="P135"><text:span text:style-name="T357">Administrador - Acesso a todos os módulos com ações 1, 2 e 3.</text:span></text:p>
        </text:list-item>
      </text:list>
      <text:p text:style-name="P136"><text:span text:style-name="T357">A mudança nos níveis será feita apenas por um administrador sendo que o sistema deverá guardar o histórico do período (data) da alteração. </text:span></text:p>
      <text:p text:style-name="P136"><text:span text:style-name="T357">Os registros de ação (logs) serão observadas apenas pelos administradores, não tendo a permissão de alteração ou exclusão dos mesmos. </text:span></text:p>
      <text:p text:style-name="P136"><text:span text:style-name="T358"/></text:p>
      <text:list text:style-name="L137">
        <text:list-item>
          <text:p text:style-name="P137"><text:span text:style-name="T359">Justificativa da Solicitação:</text:span></text:p>
        </text:list-item>
      </text:list>
      <text:p text:style-name="P138"><text:span text:style-name="T360">No sistema, haverá ações das quais precisam ser monitoradas. Tais como o cadastro, alteração e exclusão de registros do sistema, do qual são necessárias informações a respeito de quem é o autor da ação, a ação efetuada e a data da ação. </text:span></text:p>
      <text:p text:style-name="P138"><text:span text:style-name="T360">Além da restrição a certas funcionalidades do sistema nas demais categorias de usuários.<text:s text:c="2"/></text:span></text:p>
      <text:p text:style-name="P139"><text:span text:style-name="T361"/></text:p>
      <text:list text:style-name="L140">
        <text:list-item>
          <text:p text:style-name="P140"><text:span text:style-name="T362">Classificação:</text:span></text:p>
        </text:list-item>
      </text:list>
      <text:p text:style-name="P141"><text:span text:style-name="T363">Média </text:span></text:p>
      <text:p text:style-name="P141"><text:span text:style-name="T364"/></text:p>
      <text:p text:style-name="P142"><text:span text:style-name="T364"/></text:p>
      <text:p text:style-name="P143"><text:span text:style-name="T364"/></text:p>
      <text:p text:style-name="P143"><text:span text:style-name="T364"/></text:p>
      <text:list text:style-name="L144">
        <text:list-item>
          <text:p text:style-name="P144"><text:span text:style-name="T365">Requisitos de Performance</text:span></text:p>
        </text:list-item>
      </text:list>
      <text:p text:style-name="P145"><text:span text:style-name="T366"/></text:p>
      <text:p text:style-name="P145"><text:span text:style-name="T367">O Sistema deve possuir um tempo de resposta curto, sendo capaz de suportar, aproximadamente, 30 usuários simultâneos.</text:span></text:p>
      <text:p text:style-name="P146"><text:span text:style-name="T368"/></text:p>
      <text:list text:style-name="L147">
        <text:list-item>
          <text:p text:style-name="P147"><text:span text:style-name="T369">Limite de Capacidade</text:span></text:p>
        </text:list-item>
      </text:list>
      <text:p text:style-name="P148"><text:span text:style-name="T370"/></text:p>
      <text:p text:style-name="P149"><text:span text:style-name="T371">O equipamento do servidor de aplicação requer pelo menos 1GB de memória fisíca para iniciar a aplicação. Para que o sistema se mantenha estável é necessário pelo menos 2 GB de memória fisíca dísponívies. </text:span></text:p>
      <text:p text:style-name="P149"><text:span text:style-name="T372"/></text:p>
      <text:list text:style-name="L150">
        <text:list-item>
          <text:p text:style-name="P150"><text:span text:style-name="T373">Interface do usuário</text:span></text:p>
        </text:list-item>
      </text:list>
      <text:p text:style-name="P151"><text:span text:style-name="T374"/></text:p>
      <text:p text:style-name="P152"><text:span text:style-name="T375">A interface deverá ser simples, amigável e de fácil acesso, estabelecendo um processo de cadastro semelhante ao usado pelos usuários. </text:span></text:p>
      <text:p text:style-name="P152"><text:span text:style-name="T375">Na interface haverá texto com dicas da forma como proceder nos cadastro para facilitar a usabilidade.</text:span></text:p>
      <text:p text:style-name="P153"><text:span text:style-name="T376"/></text:p>
      <text:list text:style-name="L154">
        <text:list-item>
          <text:p text:style-name="P154"><text:span text:style-name="T377">Requisitos de Segurança</text:span></text:p>
        </text:list-item>
      </text:list>
      <text:p text:style-name="P155"><text:span text:style-name="T378"/></text:p>
      <text:p text:style-name="P156"><text:span text:style-name="T379">O usuário poderá acessar o sistema normalmente sem a necessidade de login, podendo visualizar e pesquisar todos os dados referentes à espécimes, tabelas básicas e relatórios, não podendo acessar o módulo de usuário.</text:span></text:p>
      <text:p text:style-name="P156"><text:span text:style-name="T379">Caso tente efetuar alguma ação no sistema, o módulo solicitará que o usuário entre com o login e senha. Podendo então realizar as ações segundo sua permissão previamente cadastrada.</text:span></text:p>
      <text:p text:style-name="P156"><text:span text:style-name="T380"/></text:p>
      <text:list text:style-name="L157">
        <text:list-item>
          <text:p text:style-name="P157"><text:span text:style-name="T381">Requisitos de Integridades</text:span></text:p>
        </text:list-item>
      </text:list>
      <text:p text:style-name="P158"><text:span text:style-name="T382"/></text:p>
      <text:p text:style-name="P159"><text:span text:style-name="T383">A integridade e confiabilidade das informações são de vital importância para o Módulo de manter Usuários pois envolve aspectos como o acesso e registro de ações dos usuários tais como:</text:span></text:p>
      <text:list text:style-name="L160">
        <text:list-item>
          <text:p text:style-name="P160"><text:span text:style-name="T383">Cadastro, Exclusão, alteração de espécimes.</text:span></text:p>
        </text:list-item>
        <text:list-item>
          <text:p text:style-name="P160"><text:span text:style-name="T383">Cadastro, Exclusão, alteração dos cadastros de domínio.</text:span></text:p>
        </text:list-item>
        <text:list-item>
          <text:p text:style-name="P161"><text:span text:style-name="T384">Exigências de Prazos e Custos</text:span></text:p>
        </text:list-item>
      </text:list>
      <text:p text:style-name="P162"><text:span text:style-name="T385"/></text:p>
      <text:p text:style-name="P163"><text:span text:style-name="T386">O módulo assim como a primeira etapa do sistema que é o sistema de catalogação de espécimes deve ser entrege até o final de dezembro.</text:span></text:p>
      <text:p text:style-name="P164"><text:span text:style-name="T387"/></text:p>
      <text:list text:style-name="L165">
        <text:list-item>
          <text:p text:style-name="P165"><text:span text:style-name="T388">Exigências de Documentação</text:span></text:p>
        </text:list-item>
      </text:list>
      <text:p text:style-name="P166"><text:span text:style-name="T389"/></text:p>
      <text:p text:style-name="P167"><text:span text:style-name="T390">A documentação deverá ser entregue na conclusão da 1 ° etapa do projeto. </text:span></text:p>
      <text:p text:style-name="P168"><text:span text:style-name="T391"/></text:p>
      <text:list text:style-name="L169">
        <text:list-item>
          <text:p text:style-name="P169"><text:span text:style-name="T392">Exigências de Treinamento</text:span></text:p>
        </text:list-item>
      </text:list>
      <text:p text:style-name="P170"><text:span text:style-name="T393"/></text:p>
      <text:p text:style-name="P171"><text:span text:style-name="T394">O treinamento será feito com os pesquisadores de biologia conforme solicitado pelos clientes, nos devidos laboratórios da Universidade. </text:span></text:p>
      <text:p text:style-name="P172"><text:span text:style-name="T395"/></text:p>
      <text:list text:style-name="L173">
        <text:list-item>
          <text:p text:style-name="P173"><text:span text:style-name="T396">Sumário de Tecnologia</text:span></text:p>
        </text:list-item>
      </text:list>
      <text:p text:style-name="P174"><text:span text:style-name="T397">Diego especificar aqui os da arquitetura das tecnológias necessárias</text:span></text:p>
      <text:p text:style-name="P175"><text:span text:style-name="T398">Liste aqui todas as tecnologias a serem usadas ou desejadas, ou que tenham de ser avaliadas.<text:s text:c="2"/></text:span></text:p>
      <text:p text:style-name="P176"><text:span text:style-name="T399"><text:tab/></text:span><text:span text:style-name="T400">Exemplo:</text:span></text:p>
      <text:p text:style-name="P177"><text:span text:style-name="T401">“A interface do usuário será feita em e HTML3.2<text:s text:c="2"/>e não utilizará nada de VBScript ou DHTML”</text:span></text:p>
      <text:p text:style-name="P177"><text:span text:style-name="T401">“Todos os componentes estarão usando Java JDK1.2 ”</text:span></text:p>
      <text:p text:style-name="P177"><text:span text:style-name="T401"><text:s/>“O banco de dados será Oracle 8.x”</text:span></text:p>
      <text:p text:style-name="P178"><text:span text:style-name="T402"/></text:p>
      <text:list text:style-name="L179">
        <text:list-item>
          <text:p text:style-name="P179"><text:span text:style-name="T403">Responsabilidades</text:span></text:p>
        </text:list-item>
      </text:list>
      <text:p text:style-name="P180"><text:span text:style-name="T404"/></text:p>
      <text:p text:style-name="P181"><text:span text:style-name="T405">Gerente de Projeto</text:span></text:p>
      <text:p text:style-name="P181"><text:span text:style-name="T406"/></text:p>
      <text:list text:style-name="L182">
        <text:list-item>
          <text:p text:style-name="P182"><text:span text:style-name="T407">Assegurar o gerenciamento dos requisitos.</text:span></text:p>
        </text:list-item>
        <text:list-item>
          <text:p text:style-name="P182"><text:span text:style-name="T407">Assegurar que a definição dos requisitos reflita as necessidades do cliente.</text:span></text:p>
        </text:list-item>
        <text:list-item>
          <text:p text:style-name="P182"><text:span text:style-name="T407">Alocar tarefas apropriadamente de acordo com a qualificação.</text:span></text:p>
        </text:list-item>
        <text:list-item>
          <text:p text:style-name="P182"><text:span text:style-name="T407">Rever a definição dos requisitos antes da aprovação.</text:span></text:p>
        </text:list-item>
        <text:list-item>
          <text:p text:style-name="P182"><text:span text:style-name="T407">Obter aprovação do cliente.</text:span></text:p>
        </text:list-item>
        <text:list-item>
          <text:p text:style-name="P182"><text:span text:style-name="T407">Assegurar que as definições dos requisitos sejam consideradas na especificação funcional.</text:span></text:p>
        </text:list-item>
      </text:list>
      <text:p text:style-name="P183"><text:span text:style-name="T408"/></text:p>
      <text:p text:style-name="P183"><text:span text:style-name="T408"/></text:p>
      <text:p text:style-name="P184"><text:span text:style-name="T409">Desenvolvedor</text:span></text:p>
      <text:p text:style-name="P185"><text:span text:style-name="T410"/></text:p>
      <text:list text:style-name="L186">
        <text:list-item>
          <text:p text:style-name="P186"><text:span text:style-name="T411">Definição e confecção de documentos.</text:span></text:p>
        </text:list-item>
        <text:list-item>
          <text:p text:style-name="P186"><text:span text:style-name="T411">Comunicação com usuários.</text:span></text:p>
        </text:list-item>
        <text:list-item>
          <text:p text:style-name="P186"><text:span text:style-name="T411">Implementação do sistema.</text:span></text:p>
        </text:list-item>
        <text:list-item>
          <text:p text:style-name="P186"><text:span text:style-name="T411">Pesquisa das tecnologias.</text:span></text:p>
        </text:list-item>
        <text:list-item>
          <text:p text:style-name="P186"><text:span text:style-name="T411">Configuração e instalação de equipamentos.</text:span></text:p>
        </text:list-item>
      </text:list>
      <text:p text:style-name="P187"><text:span text:style-name="T412"/></text:p>
      <text:p text:style-name="P188"><text:span text:style-name="T412"/></text:p>
      <text:p text:style-name="P189"><text:span text:style-name="T412"/></text:p>
      <text:list text:style-name="L190">
        <text:list-item>
          <text:p text:style-name="P190"><text:span text:style-name="T413">Assinaturas</text:span></text:p>
        </text:list-item>
      </text:list>
      <text:p text:style-name="P191"><text:span text:style-name="T414"/></text:p>
      <text:p text:style-name="P192"><text:span text:style-name="T415">Os abaixo assinados estão de acordo com o conteúdo do documento “Definição de Requisitos”, do Sistema Portal Virtual do Cerrado / Sistema de Catalogação da Biodiversidade, versão<text:s/></text:span><text:span text:style-name="T416">1.0</text:span><text:span text:style-name="T417">,</text:span><text:span text:style-name="T418"><text:s/>Módulo<text:s/></text:span><text:span text:style-name="T419">Manter Usuários release<text:s/></text:span><text:span text:style-name="T420">1.0</text:span><text:span text:style-name="T421"><text:s/>.</text:span></text:p>
      <text:p text:style-name="P193"><text:span text:style-name="T422"/></text:p>
      <table:table table:style-name="Table02">
        <table:table-column table:style-name="TableColumn0200"/>
        <table:table-column table:style-name="TableColumn0201"/>
        <table:table-row table:style-name="TableRow0200">
          <table:table-cell table:style-name="TableCell020000">
            <text:p text:style-name="P195"><text:span text:style-name="T422"/></text:p>
            <text:p text:style-name="P195"><text:span text:style-name="T423">Data: ___/___/_____</text:span></text:p>
            <text:p text:style-name="P195"><text:span text:style-name="T424"/></text:p>
            <text:p text:style-name="P195"><text:span text:style-name="T424"/></text:p>
            <text:p text:style-name="P195"><text:span text:style-name="T424"/></text:p>
          </table:table-cell>
          <table:table-cell table:style-name="TableCell020001">
            <text:p text:style-name="P195"><text:span text:style-name="T424"/></text:p>
            <text:p text:style-name="P195"><text:span text:style-name="T425">Data: ___/___/_____</text:span></text:p>
            <text:p text:style-name="P195"><text:span text:style-name="T426"/></text:p>
            <text:p text:style-name="P195"><text:span text:style-name="T426"/></text:p>
            <text:p text:style-name="P195"><text:span text:style-name="T426"/></text:p>
          </table:table-cell>
        </table:table-row>
        <table:table-row table:style-name="TableRow0201">
          <table:table-cell table:style-name="TableCell020100">
            <text:p text:style-name="P198"><text:span text:style-name="T427">Nome Completo</text:span></text:p>
            <text:p text:style-name="P198"><text:span text:style-name="T428">Cargo</text:span></text:p>
            <text:p text:style-name="P198"><text:span text:style-name="T428">Sigla da Superintendência</text:span><text:span text:style-name="T429"/></text:p>
          </table:table-cell>
          <table:table-cell table:style-name="TableCell020101">
            <text:p text:style-name="P198"><text:span text:style-name="T430">Nome Completo</text:span></text:p>
            <text:p text:style-name="P198"><text:span text:style-name="T431">Cargo</text:span></text:p>
            <text:p text:style-name="P198"><text:span text:style-name="T431">Sigla da Superintendência</text:span><text:span text:style-name="T432"/></text:p>
          </table:table-cell>
        </table:table-row>
      </table:table>
      <text:p text:style-name="P200"><text:span text:style-name="T432"/></text:p>
      <text:p text:style-name="P200"><text:span text:style-name="T432"/></text:p>
      <table:table table:style-name="Table03">
        <table:table-column table:style-name="TableColumn0300"/>
        <table:table-column table:style-name="TableColumn0301"/>
        <table:table-row table:style-name="TableRow0300">
          <table:table-cell table:style-name="TableCell030000">
            <text:p text:style-name="P202"><text:span text:style-name="T432"/></text:p>
            <text:p text:style-name="P202"><text:span text:style-name="T433">Data: ___/___/_____</text:span></text:p>
            <text:p text:style-name="P202"><text:span text:style-name="T434"/></text:p>
            <text:p text:style-name="P202"><text:span text:style-name="T434"/></text:p>
            <text:p text:style-name="P202"><text:span text:style-name="T434"/></text:p>
          </table:table-cell>
          <table:table-cell table:style-name="TableCell030001">
            <text:p text:style-name="P202"><text:span text:style-name="T434"/></text:p>
            <text:p text:style-name="P202"><text:span text:style-name="T435">Data: ___/___/_____</text:span></text:p>
            <text:p text:style-name="P202"><text:span text:style-name="T436"/></text:p>
            <text:p text:style-name="P202"><text:span text:style-name="T436"/></text:p>
            <text:p text:style-name="P202"><text:span text:style-name="T436"/></text:p>
          </table:table-cell>
        </table:table-row>
        <table:table-row table:style-name="TableRow0301">
          <table:table-cell table:style-name="TableCell030100">
            <text:p text:style-name="P205"><text:span text:style-name="T437">Nome Completo</text:span></text:p>
            <text:p text:style-name="P205"><text:span text:style-name="T438">Cargo</text:span></text:p>
            <text:p text:style-name="P205"><text:span text:style-name="T438">Sigla da Superintendência</text:span><text:span text:style-name="T439"/></text:p>
          </table:table-cell>
          <table:table-cell table:style-name="TableCell030101">
            <text:p text:style-name="P205"><text:span text:style-name="T440">Nome Completo</text:span></text:p>
            <text:p text:style-name="P205"><text:span text:style-name="T441">Cargo</text:span></text:p>
            <text:p text:style-name="P205"><text:span text:style-name="T441">Sigla da Superintendência</text:span><text:span text:style-name="T442"/></text:p>
          </table:table-cell>
        </table:table-row>
      </table:table>
      <text:p text:style-name="P207"><text:span text:style-name="T442"/></text:p>
      <text:p text:style-name="P207"><text:span text:style-name="T443">Obs.:</text:span></text:p>
      <text:list text:style-name="L208">
        <text:list-item>
          <text:p text:style-name="P208"><text:span text:style-name="T444">Em caso de dúvida do Cargo e Superintendência de uma pessoa, busque essa informação no E-mail (dois cliques sobre o endereço de E-mail da pessoa, “Title” = Cargo, “Department” = Superintendência).</text:span></text:p>
        </text:list-item>
        <text:list-item>
          <text:p text:style-name="P208"><text:span text:style-name="T444">Colocar acima os seguintes cargos:</text:span></text:p>
        </text:list-item>
      </text:list>
      <text:p text:style-name="P209"><text:span text:style-name="T444">- Superintendente da STI;</text:span></text:p>
      <text:p text:style-name="P209"><text:span text:style-name="T444">- Coordenadores de Projetos;</text:span></text:p>
      <text:p text:style-name="P209"><text:span text:style-name="T444">- Gestor de Projetos;</text:span></text:p>
      <text:p text:style-name="P209"><text:span text:style-name="T444">- Analista de Negócios responsável pelo sistema;</text:span></text:p>
      <text:p text:style-name="P209"><text:span text:style-name="T444">- Analista de Processo;</text:span></text:p>
      <text:p text:style-name="P209"><text:span text:style-name="T444">- Superintendente da área do coordenador entrevistado;</text:span></text:p>
      <text:p text:style-name="P209"><text:span text:style-name="T444">- Coordenador entrevistado.</text:span></text:p>
      <text:p text:style-name="P210"><text:span text:style-name="T445"/></text:p>
      <text:p text:style-name="P210"><text:span text:style-name="T445"/></text:p>
      <text:p text:style-name="P210"><text:span text:style-name="T446">à</text:span><text:span text:style-name="T447"><text:s/>Retirar essa observação no documento oficial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